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ce style:name="Wingdings" svg:font-family="Wingdings"/>
    <style:font-face style:name="Courier New" svg:font-family="'Courier New'" style:font-family-generic="modern" style:font-pitch="fixed"/>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roman" style:font-pitch="variable"/>
    <style:font-face style:name="Times New Roman" svg:font-family="'Times New Roman'" style:font-family-generic="roman" style:font-pitch="variable"/>
    <style:font-face style:name="Arimo" svg:font-family="Arimo" style:font-family-generic="swiss" style:font-pitch="variable"/>
    <style:font-face style:name="Aptos1" svg:font-family="Aptos"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style>
    <style:style style:name="P2" style:family="paragraph" style:parent-style-name="Standard">
      <style:paragraph-properties fo:margin-top="0.1665in" fo:margin-bottom="0.111in"/>
    </style:style>
    <style:style style:name="P3" style:family="paragraph" style:parent-style-name="Normal_20__28_Web_29_" style:list-style-name="WWNum8"/>
    <style:style style:name="P4" style:family="paragraph" style:parent-style-name="Normal_20__28_Web_29_">
      <style:text-properties style:font-name="Aptos" fo:font-weight="bold" style:font-weight-asian="bold" style:font-weight-complex="bold"/>
    </style:style>
    <style:style style:name="P5" style:family="paragraph" style:parent-style-name="Normal_20__28_Web_29_" style:list-style-name="WWNum8">
      <style:text-properties style:font-name="Aptos" fo:font-weight="bold" style:font-weight-asian="bold" style:font-weight-complex="bold"/>
    </style:style>
    <style:style style:name="P6" style:family="paragraph" style:parent-style-name="Normal_20__28_Web_29_" style:list-style-name="WWNum9">
      <style:text-properties style:font-name="Aptos" fo:font-weight="bold" style:font-weight-asian="bold" style:font-weight-complex="bold"/>
    </style:style>
    <style:style style:name="P7" style:family="paragraph" style:parent-style-name="Normal_20__28_Web_29_" style:list-style-name="WWNum10">
      <style:text-properties style:font-name="Aptos" fo:font-weight="bold" style:font-weight-asian="bold" style:font-weight-complex="bold"/>
    </style:style>
    <style:style style:name="P8" style:family="paragraph" style:parent-style-name="Normal_20__28_Web_29_" style:list-style-name="WWNum11">
      <style:text-properties style:font-name="Aptos" fo:font-weight="bold" style:font-weight-asian="bold" style:font-weight-complex="bold"/>
    </style:style>
    <style:style style:name="P9" style:family="paragraph" style:parent-style-name="Normal_20__28_Web_29_" style:list-style-name="WWNum8">
      <style:text-properties style:font-name="Aptos" fo:font-weight="bold" style:letter-kerning="true" style:font-weight-asian="bold" style:font-name-complex="Aptos1" style:font-weight-complex="bold"/>
    </style:style>
    <style:style style:name="P10" style:family="paragraph" style:parent-style-name="Normal_20__28_Web_29_" style:list-style-name="WWNum9"/>
    <style:style style:name="P11" style:family="paragraph" style:parent-style-name="Normal_20__28_Web_29_" style:list-style-name="WWNum10"/>
    <style:style style:name="P12" style:family="paragraph" style:parent-style-name="Normal_20__28_Web_29_" style:list-style-name="WWNum11"/>
    <style:style style:name="P13" style:family="paragraph" style:parent-style-name="Normal_20__28_Web_29_">
      <style:paragraph-properties fo:margin-top="0in" fo:margin-bottom="0in"/>
    </style:style>
    <style:style style:name="P14" style:family="paragraph" style:parent-style-name="Normal_20__28_Web_29_" style:list-style-name="WWNum8">
      <style:paragraph-properties fo:margin-top="0in" fo:margin-bottom="0in"/>
    </style:style>
    <style:style style:name="P15" style:family="paragraph" style:parent-style-name="Normal_20__28_Web_29_">
      <style:paragraph-properties fo:margin-top="0in" fo:margin-bottom="0in"/>
      <style:text-properties style:font-name="Aptos" fo:font-weight="bold" style:font-weight-asian="bold" style:font-weight-complex="bold"/>
    </style:style>
    <style:style style:name="P16" style:family="paragraph" style:parent-style-name="Normal_20__28_Web_29_" style:list-style-name="WWNum8">
      <style:paragraph-properties fo:margin-top="0in" fo:margin-bottom="0in"/>
      <style:text-properties style:font-name="Aptos" fo:font-weight="bold" style:font-weight-asian="bold" style:font-weight-complex="bold"/>
    </style:style>
    <style:style style:name="P17" style:family="paragraph" style:parent-style-name="Normal_20__28_Web_29_" style:list-style-name="WWNum11">
      <style:paragraph-properties fo:margin-top="0in" fo:margin-bottom="0in"/>
      <style:text-properties style:font-name="Aptos" fo:font-weight="bold" style:font-weight-asian="bold" style:font-weight-complex="bold"/>
    </style:style>
    <style:style style:name="P18" style:family="paragraph" style:parent-style-name="Normal_20__28_Web_29_" style:list-style-name="WWNum9">
      <style:paragraph-properties fo:margin-top="0in" fo:margin-bottom="0in"/>
    </style:style>
    <style:style style:name="P19" style:family="paragraph" style:parent-style-name="Normal_20__28_Web_29_" style:list-style-name="WWNum10">
      <style:paragraph-properties fo:margin-top="0in" fo:margin-bottom="0in"/>
    </style:style>
    <style:style style:name="P20" style:family="paragraph" style:parent-style-name="Normal_20__28_Web_29_" style:list-style-name="WWNum11">
      <style:paragraph-properties fo:margin-top="0in" fo:margin-bottom="0in"/>
    </style:style>
    <style:style style:name="P21" style:family="paragraph" style:parent-style-name="Normal_20__28_Web_29_">
      <style:paragraph-properties fo:margin-top="0.1665in" fo:margin-bottom="0.1665in"/>
      <style:text-properties style:font-name="Aptos" fo:font-weight="bold" style:font-weight-asian="bold" style:font-weight-complex="bold"/>
    </style:style>
    <style:style style:name="P22" style:family="paragraph" style:parent-style-name="List_20_Paragraph" style:list-style-name="WWNum13">
      <style:paragraph-properties fo:line-height="100%"/>
    </style:style>
    <style:style style:name="P23" style:family="paragraph" style:parent-style-name="List_20_Paragraph" style:list-style-name="WWNum8">
      <style:paragraph-properties fo:margin-top="0in" fo:margin-bottom="0in" fo:line-height="100%"/>
    </style:style>
    <style:style style:name="P24" style:family="paragraph" style:parent-style-name="List_20_Paragraph" style:list-style-name="WWNum7">
      <style:paragraph-properties fo:margin-top="0in" fo:margin-bottom="0in" fo:line-height="100%"/>
      <style:text-properties style:letter-kerning="true" style:font-name-asian="Times New Roman1" style:font-name-complex="Times New Roman1"/>
    </style:style>
    <style:style style:name="P25" style:family="paragraph" style:parent-style-name="Standard" style:master-page-name="Standard">
      <style:paragraph-properties fo:line-height="100%" fo:text-align="center" style:justify-single-word="false" style:page-number="auto"/>
      <style:text-properties fo:font-size="16pt" fo:font-weight="bold" style:font-size-asian="16pt" style:font-weight-asian="bold" style:font-size-complex="16pt" style:font-weight-complex="bold"/>
    </style:style>
    <style:style style:name="P26" style:family="paragraph" style:parent-style-name="Standard">
      <style:text-properties fo:font-size="16pt" fo:font-weight="bold" style:font-size-asian="16pt" style:font-weight-asian="bold" style:font-size-complex="16pt" style:font-weight-complex="bold"/>
    </style:style>
    <style:style style:name="P27" style:family="paragraph" style:parent-style-name="Standard">
      <style:paragraph-properties fo:line-height="100%" fo:text-align="center" style:justify-single-word="false"/>
      <style:text-properties fo:font-size="16pt" fo:font-weight="bold" style:font-size-asian="16pt" style:font-weight-asian="bold" style:font-size-complex="16pt" style:font-weight-complex="bold"/>
    </style:style>
    <style:style style:name="P28" style:family="paragraph" style:parent-style-name="Standard">
      <style:text-properties fo:font-weight="bold" style:font-weight-asian="bold" style:font-weight-complex="bold"/>
    </style:style>
    <style:style style:name="P29" style:family="paragraph" style:parent-style-name="Standard" style:list-style-name="WWNum5"/>
    <style:style style:name="P30" style:family="paragraph" style:parent-style-name="Standard">
      <style:paragraph-properties fo:margin-top="0.1665in" fo:margin-bottom="0in"/>
      <style:text-properties fo:font-weight="bold" style:font-weight-asian="bold" style:font-weight-complex="bold"/>
    </style:style>
    <style:style style:name="P31" style:family="paragraph" style:parent-style-name="Standard" style:list-style-name="WWNum7">
      <style:paragraph-properties fo:margin-top="0in" fo:margin-bottom="0in" fo:line-height="100%"/>
    </style:style>
    <style:style style:name="P32" style:family="paragraph" style:parent-style-name="Standard" style:list-style-name="WWNum3">
      <style:paragraph-properties fo:margin-top="0in" fo:margin-bottom="0in" fo:line-height="100%"/>
    </style:style>
    <style:style style:name="P33" style:family="paragraph" style:parent-style-name="Standard" style:list-style-name="WWNum4">
      <style:paragraph-properties fo:margin-top="0in" fo:margin-bottom="0in" fo:line-height="100%"/>
    </style:style>
    <style:style style:name="P34" style:family="paragraph" style:parent-style-name="Standard">
      <style:paragraph-properties fo:margin-top="0in" fo:margin-bottom="0in"/>
      <style:text-properties fo:font-weight="bold" style:font-weight-asian="bold" style:font-weight-complex="bold"/>
    </style:style>
    <style:style style:name="P35" style:family="paragraph" style:parent-style-name="Standard" style:list-style-name="WWNum8">
      <style:paragraph-properties fo:margin-top="0in" fo:margin-bottom="0in"/>
      <style:text-properties fo:font-weight="bold" style:font-weight-asian="bold" style:font-weight-complex="bold"/>
    </style:style>
    <style:style style:name="P36" style:family="paragraph" style:parent-style-name="Standard" style:list-style-name="WWNum8">
      <style:paragraph-properties fo:margin-top="0in" fo:margin-bottom="0in"/>
    </style:style>
    <style:style style:name="P37" style:family="paragraph" style:parent-style-name="Standard">
      <style:paragraph-properties fo:margin-top="0.1665in" fo:margin-bottom="0.111in"/>
      <style:text-properties fo:font-size="14pt" fo:font-weight="bold" style:font-size-asian="14pt" style:font-weight-asian="bold" style:font-size-complex="14pt" style:font-weight-complex="bold"/>
    </style:style>
    <style:style style:name="P38" style:family="paragraph" style:parent-style-name="Standard">
      <style:paragraph-properties fo:margin-top="0.1665in" fo:margin-bottom="0.111in"/>
      <style:text-properties fo:font-weight="bold" style:font-weight-asian="bold" style:font-weight-complex="bold"/>
    </style:style>
    <style:style style:name="P39" style:family="paragraph" style:parent-style-name="Standard">
      <style:paragraph-properties fo:margin-top="0.0693in" fo:margin-bottom="0in" fo:line-height="100%"/>
      <style:text-properties fo:font-weight="bold" style:letter-kerning="true" style:font-name-asian="Times New Roman1" style:font-weight-asian="bold" style:font-name-complex="Times New Roman1" style:font-weight-complex="bold"/>
    </style:style>
    <style:style style:name="P40" style:family="paragraph" style:parent-style-name="Standard">
      <style:paragraph-properties fo:margin-top="0.0693in" fo:margin-bottom="0.0693in" fo:line-height="100%"/>
      <style:text-properties style:letter-kerning="true" style:font-name-asian="Times New Roman1" style:font-name-complex="Times New Roman1"/>
    </style:style>
    <style:style style:name="T1" style:family="text">
      <style:text-properties fo:font-weight="bold" style:font-weight-asian="bold" style:font-weight-complex="bold"/>
    </style:style>
    <style:style style:name="T2" style:family="text">
      <style:text-properties fo:font-weight="bold" style:letter-kerning="true" style:font-name-asian="Times New Roman1" style:font-weight-asian="bold" style:font-name-complex="Times New Roman1" style:font-weight-complex="bold"/>
    </style:style>
    <style:style style:name="T3" style:family="text">
      <style:text-properties style:letter-kerning="true" style:font-name-asian="Times New Roman1" style:font-name-complex="Times New Roman1"/>
    </style:style>
    <style:style style:name="T4" style:family="text">
      <style:text-properties style:font-name="Arial" style:font-name-complex="Arial1"/>
    </style:style>
    <style:style style:name="T5" style:family="text">
      <style:text-properties style:font-name="Arial" fo:font-weight="bold" style:font-weight-asian="bold" style:font-name-complex="Arial1" style:font-weight-complex="bold"/>
    </style:style>
    <style:style style:name="T6" style:family="text">
      <style:text-properties fo:font-style="italic" style:font-style-asian="italic" style:font-style-complex="italic"/>
    </style:style>
    <style:style style:name="T7" style:family="text">
      <style:text-properties style:font-name="Aptos"/>
    </style:style>
    <style:style style:name="T8" style:family="text">
      <style:text-properties style:font-name="Aptos" fo:font-weight="bold" style:font-weight-asian="bold" style:font-weight-complex="bold"/>
    </style:style>
    <style:style style:name="T9" style:family="text">
      <style:text-properties style:font-name="Aptos" fo:font-weight="bold" style:letter-kerning="true" style:font-weight-asian="bold" style:font-name-complex="Aptos1"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HW1</text:p>
      <text:p text:style-name="P27">Brandon Walker</text:p>
      <text:p text:style-name="P26">Introduction</text:p>
      <text:p text:style-name="P1">This document outlines the test plan for the dice-rolling software component. The purpose of this component is to "simultaneously" roll up to five six-sided dice, with the number of dice to be rolled specified by the user. The primary focus of this test plan is to rigorously verify the randomness and independence of the generated results, as per the project requirements.</text:p>
      <text:p text:style-name="P30">Assumptions:</text:p>
      <text:list xml:id="list4761491584678621698" text:style-name="WWNum7">
        <text:list-item>
          <text:p text:style-name="P31">The user input for the number of dice to roll will be a valid integer between 1 and 5, inclusive. Error checking for invalid inputs is outside the scope of this project.</text:p>
        </text:list-item>
        <text:list-item>
          <text:p text:style-name="P31">The output of the dice-rolling routine will be returned as output parameters to the calling routine, not printed directly.</text:p>
        </text:list-item>
        <text:list-item>
          <text:p text:style-name="P24">The software under test is a separate component, and a test harness will be used to automate the testing process.</text:p>
        </text:list-item>
        <text:list-item>
          <text:p text:style-name="P24">Being able to instantiate a die, and use that die to get whatever number of rolls I call for, in a real-world scenario I would thus know that the number of dice called is irrelevant, for instance, I could call six million rolls, and separate it into whatever partitions I wanted for analysis, and it would have exactly the same randomness as calling for six dice a million times. I will be working on the assumption that I am supposed to pretend not to know this.</text:p>
        </text:list-item>
      </text:list>
      <text:p text:style-name="P30">Instructions for Alice:</text:p>
      <text:list xml:id="list1411597857825214832" text:style-name="WWNum3">
        <text:list-item>
          <text:p text:style-name="P32">To execute the test plan, run the test harness code which will call the dice-rolling component and perform the checks outlined in the following sections.</text:p>
        </text:list-item>
        <text:list-item>
          <text:p text:style-name="P32">The harness is designed to automate the data collection and analysis, including the Chi-squared tests.</text:p>
        </text:list-item>
        <text:list-item>
          <text:p text:style-name="P32">The results will be logged and can be reviewed in the "Actual Output" sections of each test case.</text:p>
        </text:list-item>
      </text:list>
      <text:p text:style-name="P37">Tests to be used:</text:p>
      <text:p text:style-name="P34">1. Distribution Tests</text:p>
      <text:p text:style-name="P2">These check if each outcome happens about as often as it should.</text:p>
      <text:list xml:id="list6447531000041589363" text:style-name="WWNum4">
        <text:list-item>
          <text:p text:style-name="P33">For a single die, each face (1–6) should appear equally often.</text:p>
        </text:list-item>
        <text:list-item>
          <text:p text:style-name="P33">For two or more dice, each possible sum (like 2–12 for two dice) should appear with the correct probability based on the number of ways it can happen.</text:p>
        </text:list-item>
        <text:list-item>
          <text:p text:style-name="P33">We use the <text:span text:style-name="T1">chi-squared goodness-of-fit test</text:span>, which compares the counts we observed with the counts we expected.</text:p>
        </text:list-item>
        <text:list-item>
          <text:p text:style-name="P33">If the differences are small (chi-squared value below the cutoff), the test passes. If it is too large, it fails.</text:p>
        </text:list-item>
      </text:list>
      <text:h text:style-name="P39" text:outline-level="3">2. Independence Tests</text:h>
      <text:p text:style-name="P40">These check whether the dice are truly independent — meaning that one die or one roll does not influence another. I check independence in two ways:</text:p>
      <text:list xml:id="list6917235547405138912" text:style-name="WWNum13">
        <text:list-item>
          <text:p text:style-name="P22"><text:soft-page-break/><text:span text:style-name="T2">Horizontal independence (within a single roll of multiple dice):</text:span><text:span text:style-name="T3"> </text:span>This checks that the dice in the same roll does not depend on each other. For example, on a two-dice roll, die #1 showing a 2 should not make it more or less likely that die #2 also shows a 2. If the dice are independent, the chance of rolling doubles (both dice equal) will automatically come out correct (1/6). Will also check run length, and frequency of different lengths, for the horizontal runs it will check dice 1, to 2 etc, and then roll over to next roll if it’s in the middle of a run.</text:p>
        </text:list-item>
        <text:list-item>
          <text:p text:style-name="P22"><text:span text:style-name="T1">Vertical independence (across rolls):</text:span> This checks that rolls do not depend on previous rolls. For example, if you roll a 3, the number that comes next should be no more or less likely to be a 4, a 5, or anything else. We test this by building a 6×6 “transition table” that records how often each number follows another. If the dice are independent across time, the table will match what we’d expect for random dice. Will also check run lengths across runs, and check frequency of different lengths of runs across specific die, as well as independence of sums of rolls.</text:p>
        </text:list-item>
      </text:list>
      <text:p text:style-name="Standard">We use the <text:span text:style-name="T1">chi-squared test of independence</text:span> to check both horizontal and vertical independence. This compares the observed 6×6 table with the expected table under the assumption of independence. If the chi-squared value is below the cutoff, the dice pass the independence test.</text:p>
      <text:p text:style-name="P28">Glossary of Formulas and Terms</text:p>
      <text:p text:style-name="Standard">Here are the main mathematical tools we are using, explained in plain language:</text:p>
      <text:list xml:id="list5877616319640858525" text:style-name="WWNum5">
        <text:list-item>
          <text:p text:style-name="P29"><text:span text:style-name="T1">Observed Count (O</text:span><text:span text:style-name="T5">ᵢ</text:span><text:span text:style-name="T1">):</text:span><text:line-break/>The number of times a particular outcome actually happened in our test. Example: if we rolled a single die 3,600,000 times and got “4” exactly 600,200 times, then O₄ = 600,200.</text:p>
        </text:list-item>
        <text:list-item>
          <text:p text:style-name="P29"><text:span text:style-name="T1">Expected Count (E</text:span><text:span text:style-name="T5">ᵢ</text:span><text:span text:style-name="T1">):</text:span><text:line-break/>The number of times we <text:span text:style-name="T6">should</text:span> expect a particular outcome if the dice are fair. Example: for one die rolled 3,600,000 times, each face should appear 600,000 times, so E₄ = 600,000.</text:p>
        </text:list-item>
        <text:list-item>
          <text:p text:style-name="P29"><text:span text:style-name="T1">Chi-squared statistic (χ²):</text:span><text:line-break/>A measure of how different the observed counts are from the expected counts. The formula is:</text:p>
          <text:list>
            <text:list-item>
              <text:p text:style-name="P29">If O<text:span text:style-name="T4">ᵢ</text:span> and E<text:span text:style-name="T4">ᵢ</text:span> are close, χ² will be small.</text:p>
            </text:list-item>
            <text:list-item>
              <text:p text:style-name="P29">If O<text:span text:style-name="T4">ᵢ</text:span> and E<text:span text:style-name="T4">ᵢ</text:span> are very different, χ² will be large.</text:p>
            </text:list-item>
          </text:list>
        </text:list-item>
        <text:list-item>
          <text:p text:style-name="P29"><text:span text:style-name="T1">Degrees of Freedom (df):</text:span><text:line-break/>A number used to determine the cutoff for the chi-squared test.</text:p>
          <text:list>
            <text:list-item>
              <text:p text:style-name="P29">For a distribution test with k categories, df = k − 1.</text:p>
            </text:list-item>
            <text:list-item>
              <text:p text:style-name="P29">For an independence test with an r*c table, df = (r − 1) x (c − 1).</text:p>
            </text:list-item>
          </text:list>
        </text:list-item>
        <text:list-item>
          <text:p text:style-name="P29"><text:soft-page-break/><text:span text:style-name="T1">Critical Value:</text:span><text:line-break/>The cutoff number we compare χ² against. It depends on the degrees of freedom and the significance level (1%). If χ² is larger than the critical value, the test fails.</text:p>
        </text:list-item>
        <text:list-item>
          <text:p text:style-name="P29"><text:span text:style-name="T1">Significance Level (α = 0.01):</text:span><text:line-break/>The threshold we chose. It means we are willing to accept a 1% chance of mistakenly rejecting fair dice.</text:p>
        </text:list-item>
        <text:list-item>
          <text:p text:style-name="P29"><text:span text:style-name="T1">Goodness-of-Fit Test (chi-squared version):</text:span><text:line-break/>A test to see if observed counts match expectzed counts for a single categorical variable (like die faces or sums).</text:p>
        </text:list-item>
        <text:list-item>
          <text:p text:style-name="P29"><text:span text:style-name="T1">Test of Independence (chi-squared version):</text:span><text:line-break/>A test to see if two variables are independent (like die 1 and die 2 or roll t and roll t+1).</text:p>
        </text:list-item>
        <text:list-item>
          <text:p text:style-name="P29"><text:span text:style-name="T1">Transition Table:</text:span><text:line-break/>A 6×6 table showing how often one roll is followed by another. Used in vertical independence tests.</text:p>
        </text:list-item>
        <text:list-item>
          <text:p text:style-name="P29"><text:span text:style-name="T1">Contingency Table:</text:span><text:line-break/>A 6×6 table showing how often one die shows a certain number while another die shows a certain number in the same roll. Used in horizontal independence tests.</text:p>
        </text:list-item>
      </text:list>
      <text:p text:style-name="P26">Test Plan</text:p>
      <text:p text:style-name="P1">The following test cases are designed to verify the randomness and independence of the dice-rolling software. The sample sizes for each test are chosen to be large enough to provide statistically significant results for Chi-squared analysis.</text:p>
      <text:p text:style-name="P38">Test Case 1: Single Die Distribution and Independence</text:p>
      <text:list xml:id="list5198946380503664214" text:style-name="WWNum8">
        <text:list-item>
          <text:p text:style-name="P36"><text:span text:style-name="T1">Input:</text:span> Roll a single die 3.6 million times.</text:p>
        </text:list-item>
        <text:list-item>
          <text:p text:style-name="P35">Expected Outputs:</text:p>
          <text:list>
            <text:list-item>
              <text:p text:style-name="P36"><text:span text:style-name="T1">Distribution:</text:span> Each face (1, 2, 3, 4, 5, 6) is expected to appear approximately 600,000 times (3,600,000/6). The Chi-squared test should show a p-value that indicates a uniform distribution.</text:p>
            </text:list-item>
            <text:list-item>
              <text:p text:style-name="P23"><text:span text:style-name="T2">Independence:</text:span><text:span text:style-name="T3"> The frequency of any specific roll being followed by another specific roll (e.g., a "3" followed by a "4" vs. a "3" followed by a "5") should be approximately equal. For example, a "3" followed by a "4" is expected to occur approximately 100,000 times (3,600,000/36). The Chi-squared test on the sequential pairs should not show a dependency between consecutive rolls.</text:span></text:p>
            </text:list-item>
          </text:list>
        </text:list-item>
        <text:list-item>
          <text:p text:style-name="P5">Actual Output:</text:p>
        </text:list-item>
        <text:list-item>
          <text:p text:style-name="P16">Test Case Result:</text:p>
        </text:list-item>
      </text:list>
      <text:p text:style-name="P38">Test Case 2: Two Dice Distribution, Sums, and Independence</text:p>
      <text:list xml:id="list722319626" text:continue-numbering="true" text:style-name="WWNum8">
        <text:list-item>
          <text:p text:style-name="P36"><text:span text:style-name="T1">Input:</text:span> Roll two dice 3.6 million times.</text:p>
        </text:list-item>
        <text:list-item>
          <text:p text:style-name="P35"><text:soft-page-break/>Expected Outputs:</text:p>
          <text:list>
            <text:list-item>
              <text:p text:style-name="P3"><text:span text:style-name="T9">Distribution:</text:span><text:span text:style-name="T7"> </text:span></text:p>
              <text:list>
                <text:list-item>
                  <text:p text:style-name="P3"><text:span text:style-name="T8">Faces: </text:span><text:span text:style-name="T7">Each face (1, 2, 3, 4, 5, 6) is expected to appear approximately 1,200,000 times (3</text:span><text:span text:style-name="T7">,</text:span><text:span text:style-name="T7">600</text:span><text:span text:style-name="T7">,</text:span><text:span text:style-name="T7">000/6x2). </text:span><text:span text:style-name="T7">The Chi-squared test </text:span><text:span text:style-name="T7">will be used to test for</text:span><text:span text:style-name="T7"> a uniform distribution</text:span><text:span text:style-name="T7">.</text:span></text:p>
                </text:list-item>
                <text:list-item>
                  <text:p text:style-name="P3"><text:span text:style-name="T9">Sums:</text:span><text:span text:style-name="T7"> The distribution of the sum of the dice should follow a normal distribution. The Chi-squared test will be used to test for this distribution.</text:span></text:p>
                </text:list-item>
              </text:list>
            </text:list-item>
            <text:list-item>
              <text:p text:style-name="P9">Independence:</text:p>
              <text:list>
                <text:list-item>
                  <text:p text:style-name="P3"><text:span text:style-name="T9">Horizontal:</text:span><text:span text:style-name="T7"> The results of the first die across all rolls should be independent of the results of the second die for the same roll. A Chi-squared test will be used to test for significant dependency.</text:span></text:p>
                </text:list-item>
                <text:list-item>
                  <text:p text:style-name="P3"><text:span text:style-name="T9">Vertical:</text:span><text:span text:style-name="T7"> The outcome of a die from one roll should not influence the outcome of a die from the next roll. Chi-squared test of independence will be used to test for significant dependency. </text:span></text:p>
                  <text:list>
                    <text:list-item>
                      <text:p text:style-name="P3"><text:span text:style-name="T9">Sums:</text:span><text:span text:style-name="T7"> The outcome of the sums of one roll should not influence the outcome of another roll. A Chi-squared test will be used to test for significant dependency.</text:span></text:p>
                    </text:list-item>
                  </text:list>
                </text:list-item>
              </text:list>
            </text:list-item>
          </text:list>
        </text:list-item>
        <text:list-item>
          <text:p text:style-name="P14"><text:span text:style-name="T8">Actual Output:</text:span><text:span text:style-name="T7"> </text:span></text:p>
        </text:list-item>
        <text:list-item>
          <text:p text:style-name="P14"><text:span text:style-name="T8">Test Case Result:</text:span><text:span text:style-name="T7"> </text:span></text:p>
        </text:list-item>
      </text:list>
      <text:p text:style-name="P21">Test Case 3: Three Dice Distribution and Independence</text:p>
      <text:list xml:id="list1604950042617928916" text:style-name="WWNum9">
        <text:list-item>
          <text:p text:style-name="P18"><text:span text:style-name="T8">Inputs:</text:span><text:span text:style-name="T7"> Roll three dice 4.32 million times.</text:span></text:p>
        </text:list-item>
        <text:list-item>
          <text:p text:style-name="P6">Expected Outputs:</text:p>
          <text:list>
            <text:list-item>
              <text:p text:style-name="P10"><text:span text:style-name="T8">Distribution:</text:span><text:span text:style-name="T7"> </text:span></text:p>
              <text:list>
                <text:list-item>
                  <text:p text:style-name="P10"><text:span text:style-name="T8">Faces: </text:span><text:span text:style-name="T7">Each face (1, 2, 3, 4, 5, 6) is expected to appear approximately 2,160,000 times (4,320,000/6x3). The Chi-squared test will be used to test for a uniform distribution.</text:span></text:p>
                </text:list-item>
                <text:list-item>
                  <text:p text:style-name="P10"><text:span text:style-name="T9">Sums:</text:span><text:span text:style-name="T7"> The distribution of the sum of the dice should follow a normal distribution. The Chi-squared test will be used to test for this distribution.</text:span></text:p>
                </text:list-item>
              </text:list>
            </text:list-item>
            <text:list-item>
              <text:p text:style-name="P10"><text:span text:style-name="T8">Independence:</text:span><text:span text:style-name="T7"> </text:span></text:p>
              <text:list>
                <text:list-item>
                  <text:p text:style-name="P10"><text:span text:style-name="T9">Horizontal:</text:span><text:span text:style-name="T7"> The results of any die should be independent of the results of any other die for the same roll. A Chi-squared test using an orthogonal array strength two will be used to test for significant dependency.</text:span></text:p>
                </text:list-item>
                <text:list-item>
                  <text:p text:style-name="P10"><text:span text:style-name="T9">Vertical:</text:span><text:span text:style-name="T7"> The outcome of a die from one roll should not influence the outcome of a die from the next roll. Chi-squared test of independence on the sequential rolls will be used to test for significant dependency. </text:span></text:p>
                  <text:list>
                    <text:list-item>
                      <text:p text:style-name="P10"><text:span text:style-name="T9">Sums:</text:span><text:span text:style-name="T7"> The outcome of the sums of one roll should not influence the outcome of another roll. A Chi-squared test will be used to test for significant dependency.</text:span></text:p>
                    </text:list-item>
                  </text:list>
                </text:list-item>
              </text:list>
            </text:list-item>
          </text:list>
        </text:list-item>
        <text:list-item>
          <text:p text:style-name="P10"><text:span text:style-name="T8">Actual Output:</text:span><text:span text:style-name="T7"> </text:span></text:p>
        </text:list-item>
        <text:list-item>
          <text:p text:style-name="P10"><text:span text:style-name="T8">Test Case Result:</text:span><text:span text:style-name="T7"> </text:span></text:p>
        </text:list-item>
      </text:list>
      <text:p text:style-name="P4"><text:soft-page-break/>Test Case 4: Four Dice Distribution and Independence</text:p>
      <text:list xml:id="list4116880164731172746" text:style-name="WWNum10">
        <text:list-item>
          <text:p text:style-name="P11"><text:span text:style-name="T8">Inputs:</text:span><text:span text:style-name="T7"> Roll four dice 6.48 million times.</text:span></text:p>
        </text:list-item>
        <text:list-item>
          <text:p text:style-name="P7">Expected Outputs:</text:p>
          <text:list>
            <text:list-item>
              <text:p text:style-name="P11"><text:span text:style-name="T8">Distribution:</text:span><text:span text:style-name="T7"> </text:span></text:p>
              <text:list>
                <text:list-item>
                  <text:p text:style-name="P11"><text:span text:style-name="T8">Faces: </text:span><text:span text:style-name="T7">Each face (1, 2, 3, 4, 5, 6) is expected to appear approximately 4,320,000 times (4,320,000/6x4). The Chi-squared test will be used to test for a uniform distribution.</text:span></text:p>
                </text:list-item>
                <text:list-item>
                  <text:p text:style-name="P19"><text:span text:style-name="T9">Sums:</text:span><text:span text:style-name="T7"> The distribution of the sum of the dice should follow a normal distribution. The Chi-squared test will be used to test for this distribution.</text:span></text:p>
                </text:list-item>
              </text:list>
            </text:list-item>
            <text:list-item>
              <text:p text:style-name="P19"><text:span text:style-name="T8">Independence:</text:span><text:span text:style-name="T7"> </text:span></text:p>
              <text:list>
                <text:list-item>
                  <text:p text:style-name="P19"><text:span text:style-name="T9">Horizontal:</text:span><text:span text:style-name="T7"> The results of any die should be independent of the results of any other die for the same roll. A Chi-squared test using and orthogonal array strength two will be used to test for significant dependency.</text:span></text:p>
                </text:list-item>
              </text:list>
            </text:list-item>
          </text:list>
        </text:list-item>
      </text:list>
      <text:list xml:id="list1012574175" text:continue-list="list1604950042617928916" text:style-name="WWNum9">
        <text:list-item>
          <text:list>
            <text:list-item>
              <text:list>
                <text:list-item>
                  <text:p text:style-name="P18"><text:span text:style-name="T9">Vertical:</text:span><text:span text:style-name="T7"> The outcome of a die from one roll should not influence the outcome of a die from the next roll. Chi-squared test of independence on the sequential rolls will be used to test for significant dependency. </text:span></text:p>
                  <text:list>
                    <text:list-item>
                      <text:p text:style-name="P18"><text:span text:style-name="T9">Sums:</text:span><text:span text:style-name="T7"> The outcome of the sums of one roll should not influence the outcome of another roll. A Chi-squared test will be used to test for significant dependency.</text:span></text:p>
                    </text:list-item>
                  </text:list>
                </text:list-item>
              </text:list>
            </text:list-item>
          </text:list>
        </text:list-item>
      </text:list>
      <text:list xml:id="list1388056143" text:continue-list="list4116880164731172746" text:style-name="WWNum10">
        <text:list-item>
          <text:p text:style-name="P19"><text:span text:style-name="T8">Actual Output:</text:span><text:span text:style-name="T7"> </text:span></text:p>
        </text:list-item>
        <text:list-item>
          <text:p text:style-name="P11"><text:span text:style-name="T8">Test Case Result:</text:span><text:span text:style-name="T7"> </text:span></text:p>
        </text:list-item>
      </text:list>
      <text:p text:style-name="P4">Test Case 5: Five Dice Distribution and Independence</text:p>
      <text:list xml:id="list553794537991552850" text:style-name="WWNum11">
        <text:list-item>
          <text:p text:style-name="P12"><text:span text:style-name="T8">Inputs:</text:span><text:span text:style-name="T7"> Roll five dice 7.776 million times.</text:span></text:p>
        </text:list-item>
        <text:list-item>
          <text:p text:style-name="P8">Expected Outputs:</text:p>
          <text:list>
            <text:list-item>
              <text:p text:style-name="P12"><text:span text:style-name="T8">Distribution:</text:span><text:span text:style-name="T7"> </text:span></text:p>
              <text:list>
                <text:list-item>
                  <text:p text:style-name="P12"><text:span text:style-name="T8">Faces: </text:span><text:span text:style-name="T7">Each face (1, 2, 3, 4, 5, 6) is expected to appear approximately 6,480,000 times (7,776,000/6x5). The Chi-squared test will be used to test for a uniform distribution.</text:span></text:p>
                </text:list-item>
                <text:list-item>
                  <text:p text:style-name="P20"><text:span text:style-name="T9">Sums:</text:span><text:span text:style-name="T7"> The distribution of the sum of the dice should follow a normal distribution. The Chi-squared test will be used to test for this distribution.</text:span></text:p>
                </text:list-item>
              </text:list>
            </text:list-item>
            <text:list-item>
              <text:p text:style-name="P17">Independence:</text:p>
            </text:list-item>
          </text:list>
        </text:list-item>
      </text:list>
      <text:list xml:id="list1672377394" text:continue-list="list1388056143" text:style-name="WWNum10">
        <text:list-item>
          <text:list>
            <text:list-item>
              <text:list>
                <text:list-item>
                  <text:p text:style-name="P19"><text:span text:style-name="T9">Horizontal:</text:span><text:span text:style-name="T7"> The results of any die should be independent of the results of any other die for the same roll. A Chi-squared test using an orthogonal array strength two will be used to test for significant dependency.</text:span></text:p>
                </text:list-item>
              </text:list>
            </text:list-item>
          </text:list>
        </text:list-item>
      </text:list>
      <text:list xml:id="list580673549" text:continue-list="list1012574175" text:style-name="WWNum9">
        <text:list-item>
          <text:list>
            <text:list-item>
              <text:list>
                <text:list-item>
                  <text:p text:style-name="P18"><text:span text:style-name="T9">Vertical:</text:span><text:span text:style-name="T7"> The outcome of a die from one roll should not influence the outcome of a die from the next roll. Chi-squared test of independence on the sequential rolls will be used to test for significant dependency. </text:span></text:p>
                  <text:list>
                    <text:list-item>
                      <text:p text:style-name="P18"><text:span text:style-name="T9">Sums:</text:span><text:span text:style-name="T7"> The outcome of the sums of one roll should not influence the outcome of another roll. A Chi-squared test will be used to test for significant dependency.</text:span></text:p>
                    </text:list-item>
                  </text:list>
                </text:list-item>
              </text:list>
            </text:list-item>
          </text:list>
        </text:list-item>
      </text:list>
      <text:list xml:id="list205949980" text:continue-list="list553794537991552850" text:style-name="WWNum11">
        <text:list-item>
          <text:p text:style-name="P17">Actual Output: </text:p>
        </text:list-item>
        <text:list-item>
          <text:p text:style-name="P17">Test Case Result: </text:p>
        </text:list-item>
      </text:list>
      <text:p text:style-name="P15"/>
      <text:p text:style-name="P15"><text:soft-page-break/>Number of times each number was rolled:</text:p>
      <text:p text:style-name="P15">1: 599689</text:p>
      <text:p text:style-name="P15">2: 601080</text:p>
      <text:p text:style-name="P15">3: 599593</text:p>
      <text:p text:style-name="P15">4: 599883</text:p>
      <text:p text:style-name="P15">5: 599712</text:p>
      <text:p text:style-name="P15">6: 600043</text:p>
      <text:p text:style-name="P15"/>
      <text:p text:style-name="P15">Critical value (df=5, alpha=0.05): 11.07</text:p>
      <text:p text:style-name="P15"/>
      <text:p text:style-name="P15">Result: 2.54542 Pass</text:p>
      <text:p text:style-name="P15"><text:s text:c="14"/>0 <text:s text:c="5"/>1 <text:s text:c="5"/>2 <text:s text:c="5"/>3 <text:s text:c="5"/>4 <text:s text:c="5"/>5</text:p>
      <text:p text:style-name="P15"><text:s text:c="6"/>0 | 100102 <text:s/>99980 <text:s/>99782 100122 <text:s/>99813 <text:s/>99889</text:p>
      <text:p text:style-name="P15"><text:s text:c="6"/>1 | <text:s/>99829 100023 100817 <text:s/>99885 100406 100120</text:p>
      <text:p text:style-name="P15"><text:s text:c="6"/>2 | <text:s/>99481 100300 <text:s/>99774 100327 100185 <text:s/>99526</text:p>
      <text:p text:style-name="P15"><text:s text:c="6"/>3 | 100029 100303 <text:s/>99832 <text:s/>99831 <text:s/>99867 100021</text:p>
      <text:p text:style-name="P15"><text:s text:c="6"/>4 | <text:s/>99651 100462 <text:s/>99624 100047 <text:s/>99641 100287</text:p>
      <text:p text:style-name="P15"><text:s text:c="6"/>5 | 100597 100012 <text:s/>99764 <text:s/>99671 <text:s/>99799 100200</text:p>
      <text:p text:style-name="P15"/>
      <text:p text:style-name="P15">Critical value (df=25, alpha=0.05): 37.65</text:p>
      <text:p text:style-name="P15"/>
      <text:p text:style-name="P15">Result: 27.3578 Pass</text:p>
      <text:p text:style-name="P15"/>
      <text:p text:style-name="P15">Results for 2 dice:</text:p>
      <text:p text:style-name="P15">Number of times each number was rolled:</text:p>
      <text:p text:style-name="P15">1: 1198987</text:p>
      <text:p text:style-name="P15">2: 1200547</text:p>
      <text:p text:style-name="P15">3: 1199698</text:p>
      <text:p text:style-name="P15">4: 1200599</text:p>
      <text:p text:style-name="P15">5: 1200121</text:p>
      <text:p text:style-name="P15">6: 1200048</text:p>
      <text:p text:style-name="P15"/>
      <text:p text:style-name="P15">Critical value (df=5, alpha=0.05): 11.07</text:p>
      <text:p text:style-name="P15"/>
      <text:p text:style-name="P15">Result: 1.49361 Pass</text:p>
      <text:p text:style-name="P15"/>
      <text:p text:style-name="P15">Sum distribution:</text:p>
      <text:p text:style-name="P15">2: 100090</text:p>
      <text:p text:style-name="P15">3: 199692</text:p>
      <text:p text:style-name="P15">4: 299917</text:p>
      <text:p text:style-name="P15">5: 399991</text:p>
      <text:p text:style-name="P15">6: 499949</text:p>
      <text:p text:style-name="P15">7: 599620</text:p>
      <text:p text:style-name="P15">8: 500009</text:p>
      <text:p text:style-name="P15">9: 400681</text:p>
      <text:p text:style-name="P15">10: 299924</text:p>
      <text:p text:style-name="P15">11: 200414</text:p>
      <text:p text:style-name="P15">12: 99713</text:p>
      <text:p text:style-name="P15"/>
      <text:p text:style-name="P15">Critical value (df=10, alpha=0.05): 18.31</text:p>
      <text:p text:style-name="P15"/>
      <text:p text:style-name="P15"><text:soft-page-break/>Result: 3.68384 Pass</text:p>
      <text:p text:style-name="P15"/>
      <text:p text:style-name="P15">Horizontal Transition Counts (for independence test):</text:p>
      <text:p text:style-name="P15"><text:s text:c="14"/>0 <text:s text:c="5"/>1 <text:s text:c="5"/>2 <text:s text:c="5"/>3 <text:s text:c="5"/>4 <text:s text:c="5"/>5</text:p>
      <text:p text:style-name="P15"><text:s text:c="6"/>0 | 199193 200812 199359 199801 200018 199804</text:p>
      <text:p text:style-name="P15"><text:s text:c="6"/>1 | 200152 199646 199894 200772 200383 199700</text:p>
      <text:p text:style-name="P15"><text:s text:c="6"/>2 | 200468 200511 199670 199994 199427 199628</text:p>
      <text:p text:style-name="P15"><text:s text:c="6"/>3 | 199673 199908 200163 200093 200598 200163</text:p>
      <text:p text:style-name="P15"><text:s text:c="6"/>4 | 199958 199351 200326 199895 200063 200527</text:p>
      <text:p text:style-name="P15"><text:s text:c="6"/>5 | 199542 200319 200286 200043 199632 200226</text:p>
      <text:p text:style-name="P15"/>
      <text:p text:style-name="P15">Critical value (df=25, alpha=0.05): 37.65</text:p>
      <text:p text:style-name="P15"/>
      <text:p text:style-name="P15">Result: 25.9478 Pass</text:p>
      <text:p text:style-name="P15"/>
      <text:p text:style-name="P15">Vertical Transition Counts (for independence test):</text:p>
      <text:p text:style-name="P15"><text:s text:c="14"/>0 <text:s text:c="5"/>1 <text:s text:c="5"/>2 <text:s text:c="5"/>3 <text:s text:c="5"/>4 <text:s text:c="5"/>5</text:p>
      <text:p text:style-name="P15"><text:s text:c="6"/>0 | 200180 199692 199638 199727 200280 199470</text:p>
      <text:p text:style-name="P15"><text:s text:c="6"/>1 | 199692 200558 200264 200311 199811 199911</text:p>
      <text:p text:style-name="P15"><text:s text:c="6"/>2 | 199638 200264 198716 200339 199958 200783</text:p>
      <text:p text:style-name="P15"><text:s text:c="6"/>3 | 199727 200311 200339 200280 199898 200044</text:p>
      <text:p text:style-name="P15"><text:s text:c="6"/>4 | 200280 199811 199958 199898 199760 200414</text:p>
      <text:p text:style-name="P15"><text:s text:c="6"/>5 | 199470 199911 200783 200044 200414 199426</text:p>
      <text:p text:style-name="P15"/>
      <text:p text:style-name="P15">Critical value (df=25, alpha=0.05): 37.65</text:p>
      <text:p text:style-name="P15"/>
      <text:p text:style-name="P15">Result: 27.1421 Pass</text:p>
      <text:p text:style-name="P15"/>
      <text:p text:style-name="P15">Sum Transition Counts (for independence test):</text:p>
      <text:p text:style-name="P15"><text:s text:c="14"/>2 <text:s text:c="5"/>3 <text:s text:c="5"/>4 <text:s text:c="5"/>5 <text:s text:c="5"/>6 <text:s text:c="5"/>7 <text:s text:c="5"/>8 <text:s text:c="5"/>9 <text:s text:c="4"/>10 <text:s text:c="4"/>11 <text:s text:c="4"/>12</text:p>
      <text:p text:style-name="P15"><text:s text:c="6"/>2 | <text:s text:c="2"/>2660 <text:s text:c="2"/>5597 <text:s text:c="2"/>8382 <text:s/>11112 <text:s/>13896 <text:s/>16736 <text:s/>13920 <text:s/>11122 <text:s text:c="2"/>8411 <text:s text:c="2"/>5540 <text:s text:c="2"/>2714</text:p>
      <text:p text:style-name="P15"><text:s text:c="6"/>3 | <text:s text:c="2"/>5498 <text:s/>11127 <text:s/>16745 <text:s/>22314 <text:s/>28086 <text:s/>32993 <text:s/>27780 <text:s/>22032 <text:s/>16548 <text:s/>11065 <text:s text:c="2"/>5504</text:p>
      <text:p text:style-name="P15"><text:s text:c="6"/>4 | <text:s text:c="2"/>8407 <text:s/>16707 <text:s/>25072 <text:s/>33262 <text:s/>41787 <text:s/>50273 <text:s/>41379 <text:s/>33417 <text:s/>24788 <text:s/>16551 <text:s text:c="2"/>8274</text:p>
      <text:p text:style-name="P15"><text:s text:c="6"/>5 | <text:s/>11238 <text:s/>22073 <text:s/>33382 <text:s/>44485 <text:s/>55494 <text:s/>66840 <text:s/>55510 <text:s/>44435 <text:s/>33277 <text:s/>22094 <text:s/>11163</text:p>
      <text:p text:style-name="P15"><text:s text:c="6"/>6 | <text:s/>13751 <text:s/>27583 <text:s/>41423 <text:s/>55579 <text:s/>69511 <text:s/>82780 <text:s/>69314 <text:s/>55685 <text:s/>42301 <text:s/>28048 <text:s/>13974</text:p>
      <text:p text:style-name="P15"><text:s text:c="6"/>7 | <text:s/>16669 <text:s/>33126 <text:s/>49949 <text:s/>66409 <text:s/>83017 100073 <text:s/>83765 <text:s/>66612 <text:s/>49972 <text:s/>33591 <text:s/>16437</text:p>
      <text:p text:style-name="P15"><text:s text:c="6"/>8 | <text:s/>14049 <text:s/>27852 <text:s/>41811 <text:s/>55410 <text:s/>69567 <text:s/>83176 <text:s/>69746 <text:s/>55687 <text:s/>41321 <text:s/>27755 <text:s/>13635</text:p>
      <text:p text:style-name="P15"><text:s text:c="6"/>9 | <text:s/>11087 <text:s/>22237 <text:s/>33174 <text:s/>44641 <text:s/>55529 <text:s/>66772 <text:s/>55322 <text:s/>45003 <text:s/>33539 <text:s/>22187 <text:s/>11189</text:p>
      <text:p text:style-name="P15"><text:s text:c="5"/>10 | <text:s text:c="2"/>8421 <text:s/>16726 <text:s/>25020 <text:s/>33279 <text:s/>41518 <text:s/>50052 <text:s/>41500 <text:s/>33247 <text:s/>24828 <text:s/>16925 <text:s text:c="2"/>8408</text:p>
      <text:p text:style-name="P15"><text:s text:c="5"/>11 | <text:s text:c="2"/>5536 <text:s/>11048 <text:s/>16598 <text:s/>22405 <text:s/>27832 <text:s/>33270 <text:s/>27791 <text:s/>22381 <text:s/>16714 <text:s/>11187 <text:s text:c="2"/>5652</text:p>
      <text:p text:style-name="P15"><text:soft-page-break/><text:s text:c="5"/>12 | <text:s text:c="2"/>2774 <text:s text:c="2"/>5616 <text:s text:c="2"/>8361 <text:s/>11094 <text:s/>13712 <text:s/>16655 <text:s/>13982 <text:s/>11060 <text:s text:c="2"/>8225 <text:s text:c="2"/>5471 <text:s text:c="2"/>2763</text:p>
      <text:p text:style-name="P15"/>
      <text:p text:style-name="P15">Critical value (df=100, alpha=0.01): 44.31</text:p>
      <text:p text:style-name="P15"/>
      <text:p text:style-name="P15">Result: 102.403 Fail</text:p>
      <text:p text:style-name="P15">Lag-1 autocorrelation of sums: 0.000502873</text:p>
      <text:p text:style-name="P15">Permutation empirical p-value for chi-square: 0.406593</text:p>
      <text:p text:style-name="P15"/>
      <text:p text:style-name="P15">Top 20 cell contributions (contrib, row(prevSum), col(currSum), obs, exp, resid):</text:p>
      <text:p text:style-name="P15">0: 10.1163 <text:s/>(6,10) <text:s/>obs=42301 exp=41651.9 resid=3.18062</text:p>
      <text:p text:style-name="P15">1: 5.41729 <text:s/>(2,2) <text:s/>obs=2660 exp=2782.78 resid=-2.32751</text:p>
      <text:p text:style-name="P15">2: 4.51423 <text:s/>(3,6) <text:s/>obs=28086 exp=27732.2 resid=2.12467</text:p>
      <text:p text:style-name="P15">3: 3.71796 <text:s/>(9,9) <text:s/>obs=45003 exp=44595.8 resid=1.9282</text:p>
      <text:p text:style-name="P15">4: 3.31543 <text:s/>(8,12) <text:s/>obs=13635 exp=13849.3 resid=-1.82083</text:p>
      <text:p text:style-name="P15">5: 3.11501 <text:s/>(10,11) <text:s/>obs=16925 exp=16696.9 resid=1.76494</text:p>
      <text:p text:style-name="P15">6: 2.9079 <text:s/>(6,7) <text:s/>obs=82780 exp=83272.1 resid=-1.70526</text:p>
      <text:p text:style-name="P15">7: 2.80029 <text:s/>(7,8) <text:s/>obs=83765 exp=83282.1 resid=1.67341</text:p>
      <text:p text:style-name="P15">8: 2.70808 <text:s/>(8,10) <text:s/>obs=41321 exp=41656.9 resid=-1.64563</text:p>
      <text:p text:style-name="P15">9: 2.15829 <text:s/>(3,7) <text:s/>obs=32993 exp=33260.9 resid=-1.46911</text:p>
      <text:p text:style-name="P15">10: 2.0304 <text:s/>(4,7) <text:s/>obs=50273 exp=49954.5 resid=1.42492</text:p>
      <text:p text:style-name="P15">11: 1.9452 <text:s/>(9,8) <text:s/>obs=55322 exp=55651 resid=-1.3947</text:p>
      <text:p text:style-name="P15">12: 1.84065 <text:s/>(4,8) <text:s/>obs=41379 exp=41655.9 resid=-1.3567</text:p>
      <text:p text:style-name="P15">13: 1.83476 <text:s/>(11,12) <text:s/>obs=5652 exp=5551.08 resid=1.35453</text:p>
      <text:p text:style-name="P15">14: 1.76707 <text:s/>(7,12) <text:s/>obs=16437 exp=16608.3 resid=-1.32931</text:p>
      <text:p text:style-name="P15">15: 1.68953 <text:s/>(3,9) <text:s/>obs=22032 exp=22225.8 resid=-1.29982</text:p>
      <text:p text:style-name="P15">16: 1.6694 <text:s/>(6,11) <text:s/>obs=28048 exp=27832.4 resid=1.29205</text:p>
      <text:p text:style-name="P15">17: 1.59666 <text:s/>(6,2) <text:s/>obs=13751 exp=13900 resid=-1.26359</text:p>
      <text:p text:style-name="P15">18: 1.58104 <text:s/>(4,10) <text:s/>obs=24788 exp=24986.8 resid=-1.25739</text:p>
      <text:p text:style-name="P15">19: 1.56198 <text:s/>(8,2) <text:s/>obs=14049 exp=13901.6 resid=1.24979</text:p>
      <text:p text:style-name="P15"/>
      <text:p text:style-name="P15">Results for 3 dice:</text:p>
      <text:p text:style-name="P15">Number of times each number was rolled:</text:p>
      <text:p text:style-name="P15">1: 2160094</text:p>
      <text:p text:style-name="P15">2: 2158960</text:p>
      <text:p text:style-name="P15">3: 2162155</text:p>
      <text:p text:style-name="P15">4: 2160564</text:p>
      <text:p text:style-name="P15">5: 2158216</text:p>
      <text:p text:style-name="P15">6: 2160011</text:p>
      <text:p text:style-name="P15"/>
      <text:p text:style-name="P15">Critical value (df=5, alpha=0.05): 11.07</text:p>
      <text:p text:style-name="P15"/>
      <text:p text:style-name="P15">Result: 4.27562 Pass</text:p>
      <text:p text:style-name="P15"/>
      <text:p text:style-name="P15">Sum distribution:</text:p>
      <text:p text:style-name="P15">3: 19779</text:p>
      <text:p text:style-name="P15">4: 59795</text:p>
      <text:p text:style-name="P15">5: 119819</text:p>
      <text:p text:style-name="P15">6: 200843</text:p>
      <text:p text:style-name="P15">7: 299954</text:p>
      <text:p text:style-name="P15"><text:soft-page-break/>8: 420043</text:p>
      <text:p text:style-name="P15">9: 500180</text:p>
      <text:p text:style-name="P15">10: 539206</text:p>
      <text:p text:style-name="P15">11: 540617</text:p>
      <text:p text:style-name="P15">12: 500762</text:p>
      <text:p text:style-name="P15">13: 420186</text:p>
      <text:p text:style-name="P15">14: 299290</text:p>
      <text:p text:style-name="P15">15: 199674</text:p>
      <text:p text:style-name="P15">16: 119690</text:p>
      <text:p text:style-name="P15">17: 59966</text:p>
      <text:p text:style-name="P15">18: 20196</text:p>
      <text:p text:style-name="P15"/>
      <text:p text:style-name="P15">Critical value (df=15, alpha=0.05): 26.12</text:p>
      <text:p text:style-name="P15"/>
      <text:p text:style-name="P15">Result: 15.1137 Pass</text:p>
      <text:p text:style-name="P15"/>
      <text:p text:style-name="P15">Horizontal Transition Counts (for independence test):</text:p>
      <text:p text:style-name="P15"><text:s text:c="14"/>0 <text:s text:c="5"/>1 <text:s text:c="5"/>2 <text:s text:c="5"/>3 <text:s text:c="5"/>4 <text:s text:c="5"/>5</text:p>
      <text:p text:style-name="P15"><text:s text:c="6"/>0 | 360242 358794 361078 361355 359401 359224</text:p>
      <text:p text:style-name="P15"><text:s text:c="6"/>1 | 360188 360219 359725 359963 359578 359286</text:p>
      <text:p text:style-name="P15"><text:s text:c="6"/>2 | 360076 360459 361430 359014 360095 361081</text:p>
      <text:p text:style-name="P15"><text:s text:c="6"/>3 | 359571 360085 360326 360710 359378 360492</text:p>
      <text:p text:style-name="P15"><text:s text:c="6"/>4 | 360248 358921 359881 359469 359850 359847</text:p>
      <text:p text:style-name="P15"><text:s text:c="6"/>5 | 359768 360482 359715 360052 359914 360080</text:p>
      <text:p text:style-name="P15"/>
      <text:p text:style-name="P15">Critical value (df=25, alpha=0.05): 37.65</text:p>
      <text:p text:style-name="P15"/>
      <text:p text:style-name="P15">Result: 30.6422 Pass</text:p>
      <text:p text:style-name="P15"/>
      <text:p text:style-name="P15">Vertical Transition Counts (for independence test):</text:p>
      <text:p text:style-name="P15"><text:s text:c="14"/>0 <text:s text:c="5"/>1 <text:s text:c="5"/>2 <text:s text:c="5"/>3 <text:s text:c="5"/>4 <text:s text:c="5"/>5</text:p>
      <text:p text:style-name="P15"><text:s text:c="6"/>0 | 359568 359393 360542 360434 360094 360063</text:p>
      <text:p text:style-name="P15"><text:s text:c="6"/>1 | 359704 359672 359566 360167 360249 359602</text:p>
      <text:p text:style-name="P15"><text:s text:c="6"/>2 | 360422 360217 360881 360391 360185 360059</text:p>
      <text:p text:style-name="P15"><text:s text:c="6"/>3 | 360600 359947 360852 359433 358971 360761</text:p>
      <text:p text:style-name="P15"><text:s text:c="6"/>4 | 360136 359903 360223 360221 358798 358935</text:p>
      <text:p text:style-name="P15"><text:s text:c="6"/>5 | 359664 359828 360091 359918 359919 360591</text:p>
      <text:p text:style-name="P15"/>
      <text:p text:style-name="P15">Critical value (df=25, alpha=0.05): 37.65</text:p>
      <text:p text:style-name="P15"/>
      <text:p text:style-name="P15">Result: 16.8437 Pass</text:p>
      <text:p text:style-name="P15"/>
      <text:p text:style-name="P15">Sum Transition Counts (for independence test):</text:p>
      <text:p text:style-name="P15"><text:s text:c="14"/>3 <text:s text:c="5"/>4 <text:s text:c="5"/>5 <text:s text:c="5"/>6 <text:s text:c="5"/>7 <text:s text:c="5"/>8 <text:s text:c="5"/>9 <text:s text:c="4"/>10 <text:s text:c="4"/>11 <text:s text:c="4"/>12 <text:s text:c="4"/>13 <text:s text:c="4"/>14 <text:s text:c="4"/>15 <text:s text:c="4"/>16 <text:s text:c="4"/>17 <text:s text:c="4"/>18</text:p>
      <text:p text:style-name="P15"><text:s text:c="6"/>3 | <text:s text:c="4"/>75 <text:s text:c="3"/>269 <text:s text:c="3"/>550 <text:s text:c="3"/>946 <text:s text:c="2"/>1434 <text:s text:c="2"/>1897 <text:s text:c="2"/>2396 <text:s text:c="2"/>2423 <text:s text:c="2"/>2511 <text:s text:c="2"/>2213 <text:s text:c="2"/>1858 <text:s text:c="2"/>1359 <text:s text:c="3"/>945 <text:s text:c="3"/>539 <text:s text:c="3"/>260 <text:s text:c="3"/>104</text:p>
      <text:p text:style-name="P15"><text:s text:c="6"/>4 | <text:s text:c="3"/>260 <text:s text:c="3"/>838 <text:s text:c="2"/>1717 <text:s text:c="2"/>2700 <text:s text:c="2"/>4232 <text:s text:c="2"/>5856 <text:s text:c="2"/>6910 <text:s text:c="2"/>7530 <text:s text:c="2"/>7537 <text:s text:c="2"/>6879 <text:s text:c="2"/>5774 <text:s text:c="2"/>4097 <text:s text:c="2"/>2743 <text:s text:c="2"/>1619 <text:s text:c="3"/>823 <text:s text:c="3"/>280</text:p>
      <text:p text:style-name="P15"><text:s text:c="6"/>5 | <text:s text:c="3"/>585 <text:s text:c="2"/>1654 <text:s text:c="2"/>3308 <text:s text:c="2"/>5476 <text:s text:c="2"/>8312 <text:s/>11787 <text:s/>13894 <text:s/>14884 <text:s/>14962 <text:s/>13865 <text:s/>11652 <text:s text:c="2"/>8289 <text:s text:c="2"/>5644 <text:s text:c="2"/>3333 <text:s text:c="2"/>1663 <text:s text:c="3"/>511</text:p>
      <text:p text:style-name="P15"><text:soft-page-break/><text:s text:c="6"/>6 | <text:s text:c="3"/>907 <text:s text:c="2"/>2721 <text:s text:c="2"/>5562 <text:s text:c="2"/>9408 <text:s/>13871 <text:s/>19712 <text:s/>23454 <text:s/>25094 <text:s/>25285 <text:s/>23294 <text:s/>19190 <text:s/>13968 <text:s text:c="2"/>9205 <text:s text:c="2"/>5528 <text:s text:c="2"/>2763 <text:s text:c="3"/>881</text:p>
      <text:p text:style-name="P15"><text:s text:c="6"/>7 | <text:s text:c="2"/>1360 <text:s text:c="2"/>4206 <text:s text:c="2"/>8444 <text:s/>13973 <text:s/>20884 <text:s/>29191 <text:s/>34720 <text:s/>37598 <text:s/>37401 <text:s/>34659 <text:s/>28994 <text:s/>20892 <text:s/>13854 <text:s text:c="2"/>8169 <text:s text:c="2"/>4203 <text:s text:c="2"/>1406</text:p>
      <text:p text:style-name="P15"><text:s text:c="6"/>8 | <text:s text:c="2"/>1946 <text:s text:c="2"/>5852 <text:s/>11629 <text:s/>19710 <text:s/>29009 <text:s/>40945 <text:s/>48267 <text:s/>52436 <text:s/>52127 <text:s/>49187 <text:s/>41079 <text:s/>28817 <text:s/>19432 <text:s/>11736 <text:s text:c="2"/>5854 <text:s text:c="2"/>2017</text:p>
      <text:p text:style-name="P15"><text:s text:c="6"/>9 | <text:s text:c="2"/>2309 <text:s text:c="2"/>6856 <text:s/>13736 <text:s/>23100 <text:s/>34868 <text:s/>48545 <text:s/>57926 <text:s/>62539 <text:s/>62255 <text:s/>58136 <text:s/>48977 <text:s/>34672 <text:s/>23178 <text:s/>13859 <text:s text:c="2"/>6895 <text:s text:c="2"/>2329</text:p>
      <text:p text:style-name="P15"><text:s text:c="5"/>10 | <text:s text:c="2"/>2432 <text:s text:c="2"/>7301 <text:s/>15020 <text:s/>25023 <text:s/>37453 <text:s/>52550 <text:s/>62342 <text:s/>67591 <text:s/>68008 <text:s/>62273 <text:s/>52187 <text:s/>37062 <text:s/>25052 <text:s/>15024 <text:s text:c="2"/>7366 <text:s text:c="2"/>2521</text:p>
      <text:p text:style-name="P15"><text:s text:c="5"/>11 | <text:s text:c="2"/>2412 <text:s text:c="2"/>7564 <text:s/>14998 <text:s/>25010 <text:s/>37519 <text:s/>52532 <text:s/>63215 <text:s/>67032 <text:s/>67177 <text:s/>62479 <text:s/>52924 <text:s/>37949 <text:s/>24941 <text:s/>14833 <text:s text:c="2"/>7602 <text:s text:c="2"/>2430</text:p>
      <text:p text:style-name="P15"><text:s text:c="5"/>12 | <text:s text:c="2"/>2305 <text:s text:c="2"/>7007 <text:s/>13776 <text:s/>23269 <text:s/>34874 <text:s/>48570 <text:s/>57857 <text:s/>62586 <text:s/>62770 <text:s/>58109 <text:s/>48640 <text:s/>34627 <text:s/>23188 <text:s/>13843 <text:s text:c="2"/>6962 <text:s text:c="2"/>2379</text:p>
      <text:p text:style-name="P15"><text:s text:c="5"/>13 | <text:s text:c="2"/>2019 <text:s text:c="2"/>5849 <text:s/>11699 <text:s/>19573 <text:s/>29122 <text:s/>40931 <text:s/>48589 <text:s/>52105 <text:s/>52885 <text:s/>48611 <text:s/>40594 <text:s/>28971 <text:s/>19563 <text:s/>11721 <text:s text:c="2"/>5908 <text:s text:c="2"/>2046</text:p>
      <text:p text:style-name="P15"><text:s text:c="5"/>14 | <text:s text:c="2"/>1313 <text:s text:c="2"/>4146 <text:s text:c="2"/>8268 <text:s/>13997 <text:s/>20816 <text:s/>28974 <text:s/>34539 <text:s/>37407 <text:s/>37128 <text:s/>34954 <text:s/>29572 <text:s/>20774 <text:s/>13576 <text:s text:c="2"/>8234 <text:s text:c="2"/>4197 <text:s text:c="2"/>1395</text:p>
      <text:p text:style-name="P15"><text:s text:c="5"/>15 | <text:s text:c="3"/>886 <text:s text:c="2"/>2749 <text:s text:c="2"/>5531 <text:s text:c="2"/>9382 <text:s/>13664 <text:s/>19382 <text:s/>23047 <text:s/>24917 <text:s/>25282 <text:s/>22954 <text:s/>19395 <text:s/>13876 <text:s text:c="2"/>9288 <text:s text:c="2"/>5639 <text:s text:c="2"/>2731 <text:s text:c="3"/>951</text:p>
      <text:p text:style-name="P15"><text:s text:c="5"/>16 | <text:s text:c="3"/>575 <text:s text:c="2"/>1661 <text:s text:c="2"/>3331 <text:s text:c="2"/>5527 <text:s text:c="2"/>8364 <text:s/>11537 <text:s/>13740 <text:s/>15118 <text:s/>15185 <text:s/>13826 <text:s/>11588 <text:s text:c="2"/>8247 <text:s text:c="2"/>5409 <text:s text:c="2"/>3369 <text:s text:c="2"/>1649 <text:s text:c="3"/>564</text:p>
      <text:p text:style-name="P15"><text:s text:c="5"/>17 | <text:s text:c="3"/>312 <text:s text:c="3"/>862 <text:s text:c="2"/>1682 <text:s text:c="2"/>2825 <text:s text:c="2"/>4138 <text:s text:c="2"/>5611 <text:s text:c="2"/>6966 <text:s text:c="2"/>7414 <text:s text:c="2"/>7563 <text:s text:c="2"/>6989 <text:s text:c="2"/>5831 <text:s text:c="2"/>4252 <text:s text:c="2"/>2738 <text:s text:c="2"/>1659 <text:s text:c="3"/>832 <text:s text:c="3"/>292</text:p>
      <text:p text:style-name="P15"><text:s text:c="5"/>18 | <text:s text:c="4"/>83 <text:s text:c="3"/>260 <text:s text:c="3"/>568 <text:s text:c="3"/>924 <text:s text:c="2"/>1394 <text:s text:c="2"/>2023 <text:s text:c="2"/>2318 <text:s text:c="2"/>2532 <text:s text:c="2"/>2540 <text:s text:c="2"/>2334 <text:s text:c="2"/>1931 <text:s text:c="2"/>1438 <text:s text:c="3"/>918 <text:s text:c="3"/>585 <text:s text:c="3"/>258 <text:s text:c="4"/>90</text:p>
      <text:p text:style-name="P15"/>
      <text:p text:style-name="P15">Critical value (df=225, alpha=0.01): 95.02</text:p>
      <text:p text:style-name="P15"/>
      <text:p text:style-name="P15">Result: 251.392 Fail</text:p>
      <text:p text:style-name="P15">Lag-1 autocorrelation of sums: 0.000807697</text:p>
      <text:p text:style-name="P15">Permutation empirical p-value for chi-square: 0.106893</text:p>
      <text:p text:style-name="P15"/>
      <text:p text:style-name="P15">Top 20 cell contributions (contrib, row(prevSum), col(currSum), obs, exp, resid):</text:p>
      <text:p text:style-name="P15">0: 8.2728 <text:s/>(17,8) <text:s/>obs=5611 exp=5830.63 resid=-2.87625</text:p>
      <text:p text:style-name="P15">1: 7.31532 <text:s/>(14,13) <text:s/>obs=29572 exp=29110.5 resid=2.70469</text:p>
      <text:p text:style-name="P15">2: 6.54191 <text:s/>(11,14) <text:s/>obs=37949 exp=37454 resid=2.55771</text:p>
      <text:p text:style-name="P15">3: 6.16194 <text:s/>(11,9) <text:s/>obs=63215 exp=62594 resid=2.48233</text:p>
      <text:p text:style-name="P15">4: 6.09483 <text:s/>(6,13) <text:s/>obs=19190 exp=19535.1 resid=-2.46877</text:p>
      <text:p text:style-name="P15">5: 5.10757 <text:s/>(17,3) <text:s/>obs=312 exp=274.553 resid=2.25999</text:p>
      <text:p text:style-name="P15">6: 5.06919 <text:s/>(8,12) <text:s/>obs=49187 exp=48690.2 resid=2.25149</text:p>
      <text:p text:style-name="P15">7: 4.9008 <text:s/>(3,9) <text:s/>obs=2396 exp=2290.06 resid=2.21377</text:p>
      <text:p text:style-name="P15">8: 4.79082 <text:s/>(14,15) <text:s/>obs=13576 exp=13833.4 resid=-2.18879</text:p>
      <text:p text:style-name="P15">9: 4.70996 <text:s/>(13,3) <text:s/>obs=2019 exp=1923.81 resid=2.17024</text:p>
      <text:p text:style-name="P15">10: 4.3133 <text:s/>(5,18) <text:s/>obs=511 exp=560.154 resid=-2.07685</text:p>
      <text:p text:style-name="P15">11: 4.1703 <text:s/>(10,11) <text:s/>obs=68008 exp=67477.5 resid=2.04213</text:p>
      <text:p text:style-name="P15">12: 3.75244 <text:s/>(11,18) <text:s/>obs=2430 exp=2527.39 resid=-1.93712</text:p>
      <text:p text:style-name="P15">13: 3.65434 <text:s/>(8,11) <text:s/>obs=52127 exp=52565.3 resid=-1.91163</text:p>
      <text:p text:style-name="P15">14: 3.5755 <text:s/>(6,18) <text:s/>obs=881 exp=938.941 resid=-1.8909</text:p>
      <text:p text:style-name="P15">15: 3.53257 <text:s/>(10,4) <text:s/>obs=7301 exp=7463.37 resid=-1.87951</text:p>
      <text:p text:style-name="P15"><text:soft-page-break/>16: 3.46555 <text:s/>(15,11) <text:s/>obs=25282 exp=24987.7 resid=1.8616</text:p>
      <text:p text:style-name="P15">17: 3.39216 <text:s/>(13,18) <text:s/>obs=2046 exp=1964.37 resid=1.84178</text:p>
      <text:p text:style-name="P15">18: 3.36634 <text:s/>(11,11) <text:s/>obs=67177 exp=67654.2 resid=-1.83476</text:p>
      <text:p text:style-name="P15">19: 2.94493 <text:s/>(11,10) <text:s/>obs=67032 exp=67477.8 resid=-1.71608</text:p>
      <text:p text:style-name="P15"/>
      <text:p text:style-name="P15">Results for 4 dice:</text:p>
      <text:p text:style-name="P15">Number of times each number was rolled:</text:p>
      <text:p text:style-name="P15">1: 4317882</text:p>
      <text:p text:style-name="P15">2: 4318930</text:p>
      <text:p text:style-name="P15">3: 4318962</text:p>
      <text:p text:style-name="P15">4: 4321903</text:p>
      <text:p text:style-name="P15">5: 4319011</text:p>
      <text:p text:style-name="P15">6: 4323312</text:p>
      <text:p text:style-name="P15"/>
      <text:p text:style-name="P15">Critical value (df=5, alpha=0.05): 11.07</text:p>
      <text:p text:style-name="P15"/>
      <text:p text:style-name="P15">Result: 5.15675 Pass</text:p>
      <text:p text:style-name="P15"/>
      <text:p text:style-name="P15">Sum distribution:</text:p>
      <text:p text:style-name="P15">4: 4917</text:p>
      <text:p text:style-name="P15">5: 19915</text:p>
      <text:p text:style-name="P15">6: 50034</text:p>
      <text:p text:style-name="P15">7: 100427</text:p>
      <text:p text:style-name="P15">8: 173936</text:p>
      <text:p text:style-name="P15">9: 279840</text:p>
      <text:p text:style-name="P15">10: 399552</text:p>
      <text:p text:style-name="P15">11: 519796</text:p>
      <text:p text:style-name="P15">12: 625218</text:p>
      <text:p text:style-name="P15">13: 699774</text:p>
      <text:p text:style-name="P15">14: 729813</text:p>
      <text:p text:style-name="P15">15: 700201</text:p>
      <text:p text:style-name="P15">16: 625068</text:p>
      <text:p text:style-name="P15">17: 520795</text:p>
      <text:p text:style-name="P15">18: 400502</text:p>
      <text:p text:style-name="P15">19: 279326</text:p>
      <text:p text:style-name="P15">20: 175369</text:p>
      <text:p text:style-name="P15">21: 100341</text:p>
      <text:p text:style-name="P15">22: 50081</text:p>
      <text:p text:style-name="P15">23: 20104</text:p>
      <text:p text:style-name="P15">24: 4991</text:p>
      <text:p text:style-name="P15"/>
      <text:p text:style-name="P15">Critical value (df=20, alpha=0.05): 33.92</text:p>
      <text:p text:style-name="P15"/>
      <text:p text:style-name="P15">Result: 17.0868 Pass</text:p>
      <text:p text:style-name="P15"/>
      <text:p text:style-name="P15">Horizontal Transition Counts (for independence test):</text:p>
      <text:p text:style-name="P15"><text:s text:c="14"/>0 <text:s text:c="5"/>1 <text:s text:c="5"/>2 <text:s text:c="5"/>3 <text:s text:c="5"/>4 <text:s text:c="5"/>5</text:p>
      <text:p text:style-name="P15"><text:s text:c="6"/>0 | 718867 720567 719826 719593 719924 719105</text:p>
      <text:p text:style-name="P15"><text:s text:c="6"/>1 | 719555 718250 719618 720304 720572 720630</text:p>
      <text:p text:style-name="P15"><text:s text:c="6"/>2 | 720053 719798 718908 720682 720056 719465</text:p>
      <text:p text:style-name="P15"><text:s text:c="6"/>3 | 719291 721414 720128 720711 719005 721354</text:p>
      <text:p text:style-name="P15"><text:soft-page-break/><text:s text:c="6"/>4 | 719868 718355 719994 720450 718886 721457</text:p>
      <text:p text:style-name="P15"><text:s text:c="6"/>5 | 720247 720546 720487 720163 720567 721300</text:p>
      <text:p text:style-name="P15"/>
      <text:p text:style-name="P15">Critical value (df=25, alpha=0.05): 37.65</text:p>
      <text:p text:style-name="P15"/>
      <text:p text:style-name="P15">Result: 22.4572 Pass</text:p>
      <text:p text:style-name="P15"/>
      <text:p text:style-name="P15">Vertical Transition Counts (for independence test):</text:p>
      <text:p text:style-name="P15"><text:s text:c="14"/>0 <text:s text:c="5"/>1 <text:s text:c="5"/>2 <text:s text:c="5"/>3 <text:s text:c="5"/>4 <text:s text:c="5"/>5</text:p>
      <text:p text:style-name="P15"><text:s text:c="6"/>0 | 720350 718457 719174 720132 718731 721038</text:p>
      <text:p text:style-name="P15"><text:s text:c="6"/>1 | 719686 719054 720623 720031 719585 719951</text:p>
      <text:p text:style-name="P15"><text:s text:c="6"/>2 | 719858 719540 719410 719933 720425 719796</text:p>
      <text:p text:style-name="P15"><text:s text:c="6"/>3 | 718765 720682 719253 720532 721108 721563</text:p>
      <text:p text:style-name="P15"><text:s text:c="6"/>4 | 719610 721144 719455 721255 718317 719230</text:p>
      <text:p text:style-name="P15"><text:s text:c="6"/>5 | 719613 720053 721047 720020 720845 721734</text:p>
      <text:p text:style-name="P15"/>
      <text:p text:style-name="P15">Critical value (df=25, alpha=0.05): 37.65</text:p>
      <text:p text:style-name="P15"/>
      <text:p text:style-name="P15">Result: 26.4712 Pass</text:p>
      <text:p text:style-name="P15"/>
      <text:p text:style-name="P15">Sum Transition Counts (for independence test):</text:p>
      <text:p text:style-name="P15"><text:s text:c="14"/>4 <text:s text:c="5"/>5 <text:s text:c="5"/>6 <text:s text:c="5"/>7 <text:s text:c="5"/>8 <text:s text:c="5"/>9 <text:s text:c="4"/>10 <text:s text:c="4"/>11 <text:s text:c="4"/>12 <text:s text:c="4"/>13 <text:s text:c="4"/>14 <text:s text:c="4"/>15 <text:s text:c="4"/>16 <text:s text:c="4"/>17 <text:s text:c="4"/>18 <text:s text:c="4"/>19 <text:s text:c="4"/>20 <text:s text:c="4"/>21 <text:s text:c="4"/>22 <text:s text:c="4"/>23 <text:s text:c="4"/>24</text:p>
      <text:p text:style-name="P15"><text:s text:c="6"/>4 | <text:s text:c="5"/>7 <text:s text:c="4"/>14 <text:s text:c="4"/>44 <text:s text:c="4"/>76 <text:s text:c="3"/>120 <text:s text:c="3"/>217 <text:s text:c="3"/>329 <text:s text:c="3"/>382 <text:s text:c="3"/>486 <text:s text:c="3"/>505 <text:s text:c="3"/>535 <text:s text:c="3"/>538 <text:s text:c="3"/>500 <text:s text:c="3"/>362 <text:s text:c="3"/>325 <text:s text:c="3"/>200 <text:s text:c="3"/>144 <text:s text:c="4"/>77 <text:s text:c="4"/>32 <text:s text:c="4"/>16 <text:s text:c="5"/>8</text:p>
      <text:p text:style-name="P15"><text:s text:c="6"/>5 | <text:s text:c="4"/>20 <text:s text:c="4"/>55 <text:s text:c="3"/>189 <text:s text:c="3"/>318 <text:s text:c="3"/>524 <text:s text:c="3"/>820 <text:s text:c="2"/>1183 <text:s text:c="2"/>1617 <text:s text:c="2"/>1908 <text:s text:c="2"/>2113 <text:s text:c="2"/>2193 <text:s text:c="2"/>2203 <text:s text:c="2"/>1919 <text:s text:c="2"/>1575 <text:s text:c="2"/>1271 <text:s text:c="3"/>899 <text:s text:c="3"/>555 <text:s text:c="3"/>312 <text:s text:c="3"/>163 <text:s text:c="4"/>63 <text:s text:c="4"/>15</text:p>
      <text:p text:style-name="P15"><text:s text:c="6"/>6 | <text:s text:c="4"/>37 <text:s text:c="3"/>148 <text:s text:c="3"/>377 <text:s text:c="3"/>793 <text:s text:c="2"/>1395 <text:s text:c="2"/>2073 <text:s text:c="2"/>3112 <text:s text:c="2"/>3989 <text:s text:c="2"/>4913 <text:s text:c="2"/>5372 <text:s text:c="2"/>5592 <text:s text:c="2"/>5457 <text:s text:c="2"/>4723 <text:s text:c="2"/>4074 <text:s text:c="2"/>3066 <text:s text:c="2"/>2226 <text:s text:c="2"/>1302 <text:s text:c="3"/>787 <text:s text:c="3"/>393 <text:s text:c="3"/>169 <text:s text:c="4"/>36</text:p>
      <text:p text:style-name="P15"><text:s text:c="6"/>7 | <text:s text:c="4"/>88 <text:s text:c="3"/>316 <text:s text:c="3"/>807 <text:s text:c="2"/>1551 <text:s text:c="2"/>2823 <text:s text:c="2"/>4280 <text:s text:c="2"/>6178 <text:s text:c="2"/>7978 <text:s text:c="2"/>9619 <text:s/>10949 <text:s/>11311 <text:s/>10924 <text:s text:c="2"/>9631 <text:s text:c="2"/>8232 <text:s text:c="2"/>6101 <text:s text:c="2"/>4302 <text:s text:c="2"/>2645 <text:s text:c="2"/>1540 <text:s text:c="3"/>757 <text:s text:c="3"/>306 <text:s text:c="4"/>89</text:p>
      <text:p text:style-name="P15"><text:s text:c="6"/>8 | <text:s text:c="3"/>113 <text:s text:c="3"/>513 <text:s text:c="2"/>1383 <text:s text:c="2"/>2667 <text:s text:c="2"/>4729 <text:s text:c="2"/>7472 <text:s/>10685 <text:s/>14190 <text:s/>16841 <text:s/>18739 <text:s/>19521 <text:s/>18655 <text:s/>16773 <text:s/>13978 <text:s/>10731 <text:s text:c="2"/>7580 <text:s text:c="2"/>4652 <text:s text:c="2"/>2670 <text:s text:c="2"/>1362 <text:s text:c="3"/>534 <text:s text:c="3"/>148</text:p>
      <text:p text:style-name="P15"><text:s text:c="6"/>9 | <text:s text:c="3"/>227 <text:s text:c="3"/>849 <text:s text:c="2"/>2150 <text:s text:c="2"/>4429 <text:s text:c="2"/>7541 <text:s/>12242 <text:s/>17404 <text:s/>22445 <text:s/>26721 <text:s/>30168 <text:s/>31377 <text:s/>30286 <text:s/>26938 <text:s/>22600 <text:s/>17271 <text:s/>12111 <text:s text:c="2"/>7427 <text:s text:c="2"/>4385 <text:s text:c="2"/>2173 <text:s text:c="3"/>889 <text:s text:c="3"/>207</text:p>
      <text:p text:style-name="P15"><text:s text:c="5"/>10 | <text:s text:c="3"/>327 <text:s text:c="2"/>1234 <text:s text:c="2"/>3108 <text:s text:c="2"/>6221 <text:s/>10508 <text:s/>17225 <text:s/>24628 <text:s/>32210 <text:s/>38831 <text:s/>42855 <text:s/>45310 <text:s/>42779 <text:s/>38457 <text:s/>32039 <text:s/>24838 <text:s/>17216 <text:s/>10973 <text:s text:c="2"/>6199 <text:s text:c="2"/>3095 <text:s text:c="2"/>1175 <text:s text:c="3"/>324</text:p>
      <text:p text:style-name="P15"><text:s text:c="5"/>11 | <text:s text:c="3"/>386 <text:s text:c="2"/>1589 <text:s text:c="2"/>4067 <text:s text:c="2"/>8124 <text:s/>13859 <text:s/>22367 <text:s/>32265 <text:s/>41720 <text:s/>50099 <text:s/>55934 <text:s/>58494 <text:s/>56430 <text:s/>50114 <text:s/>41641 <text:s/>32099 <text:s/>22281 <text:s/>14129 <text:s text:c="2"/>8136 <text:s text:c="2"/>4074 <text:s text:c="2"/>1610 <text:s text:c="3"/>378</text:p>
      <text:p text:style-name="P15"><text:s text:c="5"/>12 | <text:s text:c="3"/>494 <text:s text:c="2"/>1982 <text:s text:c="2"/>4705 <text:s text:c="2"/>9686 <text:s/>16578 <text:s/>27390 <text:s/>38374 <text:s/>50302 <text:s/>60556 <text:s/>67601 <text:s/>70049 <text:s/>67672 <text:s/>60093 <text:s/>50452 <text:s/>38790 <text:s/>26732 <text:s/>16893 <text:s text:c="2"/>9665 <text:s text:c="2"/>4794 <text:s text:c="2"/>1930 <text:s text:c="3"/>480</text:p>
      <text:p text:style-name="P15"><text:s text:c="5"/>13 | <text:s text:c="3"/>522 <text:s text:c="2"/>2166 <text:s text:c="2"/>5406 <text:s/>10819 <text:s/>18618 <text:s/>30302 <text:s/>42997 <text:s/>56173 <text:s/>67412 <text:s/>76092 <text:s/>78612 <text:s/>75764 <text:s/>67749 <text:s/>56102 <text:s/>43070 <text:s/>30204 <text:s/>19011 <text:s/>10710 <text:s text:c="2"/>5341 <text:s text:c="2"/>2174 <text:s text:c="3"/>530</text:p>
      <text:p text:style-name="P15"><text:s text:c="5"/>14 | <text:s text:c="3"/>538 <text:s text:c="2"/>2208 <text:s text:c="2"/>5588 <text:s/>11203 <text:s/>19837 <text:s/>31457 <text:s/>44742 <text:s/>58149 <text:s/>70503 <text:s/>79245 <text:s/>82202 <text:s/>78656 <text:s/>70225 <text:s/>58924 <text:s/>45098 <text:s/>31509 <text:s/>19877 <text:s/>11374 <text:s text:c="2"/>5738 <text:s text:c="2"/>2175 <text:s text:c="3"/>565</text:p>
      <text:p text:style-name="P15"><text:s text:c="5"/>15 | <text:s text:c="3"/>542 <text:s text:c="2"/>2203 <text:s text:c="2"/>5492 <text:s/>10759 <text:s/>18801 <text:s/>30402 <text:s/>43507 <text:s/>56132 <text:s/>67685 <text:s/>75412 <text:s/>78968 <text:s/>75936 <text:s/>67075 <text:s/>56151 <text:s/>43180 <text:s/>30141 <text:s/>18855 <text:s/>10857 <text:s text:c="2"/>5311 <text:s text:c="2"/>2254 <text:s text:c="3"/>538</text:p>
      <text:p text:style-name="P15"><text:s text:c="5"/>16 | <text:s text:c="3"/>496 <text:s text:c="2"/>1834 <text:s text:c="2"/>4715 <text:s text:c="2"/>9727 <text:s/>16847 <text:s/>26690 <text:s/>38682 <text:s/>50111 <text:s/>60105 <text:s/>67485 <text:s/>70891 <text:s/>67433 <text:s/>60363 <text:s/>50201 <text:s/>38632 <text:s/>27026 <text:s/>16837 <text:s text:c="2"/>9728 <text:s text:c="2"/>4874 <text:s text:c="2"/>1908 <text:s text:c="3"/>483</text:p>
      <text:p text:style-name="P15"><text:s text:c="5"/>17 | <text:s text:c="3"/>356 <text:s text:c="2"/>1572 <text:s text:c="2"/>3969 <text:s text:c="2"/>8062 <text:s/>14162 <text:s/>22522 <text:s/>31818 <text:s/>41643 <text:s/>50297 <text:s/>56352 <text:s/>58445 <text:s/>56366 <text:s/>50401 <text:s/>41809 <text:s/>32039 <text:s/>22588 <text:s/>14178 <text:s text:c="2"/>8074 <text:s text:c="2"/>4047 <text:s text:c="2"/>1684 <text:s text:c="3"/>411</text:p>
      <text:p text:style-name="P15"><text:soft-page-break/><text:s text:c="5"/>18 | <text:s text:c="3"/>268 <text:s text:c="2"/>1241 <text:s text:c="2"/>3132 <text:s text:c="2"/>6245 <text:s/>10608 <text:s/>17321 <text:s/>24770 <text:s/>32178 <text:s/>38479 <text:s/>43045 <text:s/>45513 <text:s/>42959 <text:s/>38973 <text:s/>31993 <text:s/>24763 <text:s/>17142 <text:s/>10953 <text:s text:c="2"/>6232 <text:s text:c="2"/>3129 <text:s text:c="2"/>1252 <text:s text:c="3"/>306</text:p>
      <text:p text:style-name="P15"><text:s text:c="5"/>19 | <text:s text:c="3"/>217 <text:s text:c="3"/>858 <text:s text:c="2"/>2139 <text:s text:c="2"/>4404 <text:s text:c="2"/>7471 <text:s/>12086 <text:s/>17222 <text:s/>22518 <text:s/>26947 <text:s/>30108 <text:s/>31453 <text:s/>30002 <text:s/>27109 <text:s/>22488 <text:s/>17412 <text:s/>12050 <text:s text:c="2"/>7453 <text:s text:c="2"/>4184 <text:s text:c="2"/>2138 <text:s text:c="3"/>869 <text:s text:c="3"/>197</text:p>
      <text:p text:style-name="P15"><text:s text:c="5"/>20 | <text:s text:c="3"/>132 <text:s text:c="3"/>587 <text:s text:c="2"/>1376 <text:s text:c="2"/>2632 <text:s text:c="2"/>4737 <text:s text:c="2"/>7638 <text:s/>10847 <text:s/>14117 <text:s/>16829 <text:s/>18916 <text:s/>19687 <text:s/>18812 <text:s/>17058 <text:s/>14217 <text:s/>10733 <text:s text:c="2"/>7557 <text:s text:c="2"/>4716 <text:s text:c="2"/>2750 <text:s text:c="2"/>1330 <text:s text:c="3"/>546 <text:s text:c="3"/>152</text:p>
      <text:p text:style-name="P15"><text:s text:c="5"/>21 | <text:s text:c="4"/>85 <text:s text:c="3"/>317 <text:s text:c="3"/>786 <text:s text:c="2"/>1558 <text:s text:c="2"/>2731 <text:s text:c="2"/>4184 <text:s text:c="2"/>6129 <text:s text:c="2"/>7966 <text:s text:c="2"/>9799 <text:s/>10753 <text:s/>11277 <text:s/>11088 <text:s text:c="2"/>9815 <text:s text:c="2"/>7786 <text:s text:c="2"/>6339 <text:s text:c="2"/>4333 <text:s text:c="2"/>2732 <text:s text:c="2"/>1505 <text:s text:c="3"/>749 <text:s text:c="3"/>327 <text:s text:c="4"/>82</text:p>
      <text:p text:style-name="P15"><text:s text:c="5"/>22 | <text:s text:c="4"/>39 <text:s text:c="3"/>168 <text:s text:c="3"/>382 <text:s text:c="3"/>758 <text:s text:c="2"/>1355 <text:s text:c="2"/>2104 <text:s text:c="2"/>3144 <text:s text:c="2"/>3961 <text:s text:c="2"/>4700 <text:s text:c="2"/>5444 <text:s text:c="2"/>5610 <text:s text:c="2"/>5497 <text:s text:c="2"/>4763 <text:s text:c="2"/>4176 <text:s text:c="2"/>3150 <text:s text:c="2"/>2163 <text:s text:c="2"/>1353 <text:s text:c="3"/>776 <text:s text:c="3"/>379 <text:s text:c="3"/>132 <text:s text:c="4"/>27</text:p>
      <text:p text:style-name="P15"><text:s text:c="5"/>23 | <text:s text:c="4"/>17 <text:s text:c="4"/>49 <text:s text:c="3"/>159 <text:s text:c="3"/>307 <text:s text:c="3"/>551 <text:s text:c="3"/>822 <text:s text:c="2"/>1240 <text:s text:c="2"/>1639 <text:s text:c="2"/>1985 <text:s text:c="2"/>2158 <text:s text:c="2"/>2212 <text:s text:c="2"/>2204 <text:s text:c="2"/>1904 <text:s text:c="2"/>1616 <text:s text:c="2"/>1267 <text:s text:c="3"/>867 <text:s text:c="3"/>549 <text:s text:c="3"/>305 <text:s text:c="3"/>166 <text:s text:c="4"/>74 <text:s text:c="4"/>13</text:p>
      <text:p text:style-name="P15"><text:s text:c="5"/>24 | <text:s text:c="5"/>6 <text:s text:c="4"/>12 <text:s text:c="4"/>60 <text:s text:c="4"/>88 <text:s text:c="3"/>141 <text:s text:c="3"/>226 <text:s text:c="3"/>296 <text:s text:c="3"/>376 <text:s text:c="3"/>503 <text:s text:c="3"/>528 <text:s text:c="3"/>561 <text:s text:c="3"/>539 <text:s text:c="3"/>485 <text:s text:c="3"/>379 <text:s text:c="3"/>327 <text:s text:c="3"/>199 <text:s text:c="3"/>135 <text:s text:c="4"/>75 <text:s text:c="4"/>36 <text:s text:c="4"/>17 <text:s text:c="5"/>2</text:p>
      <text:p text:style-name="P15"/>
      <text:p text:style-name="P15">Critical value (df=400, alpha=0.01): 163.65</text:p>
      <text:p text:style-name="P15"/>
      <text:p text:style-name="P15">Result: 411.805 Fail</text:p>
      <text:p text:style-name="P15">Lag-1 autocorrelation of sums: 0.000347751</text:p>
      <text:p text:style-name="P15">Permutation empirical p-value for chi-square: 0.311688</text:p>
      <text:p text:style-name="P15"/>
      <text:p text:style-name="P15">Top 20 cell contributions (contrib, row(prevSum), col(currSum), obs, exp, resid):</text:p>
      <text:p text:style-name="P15">0: 11.9537 <text:s/>(24,6) <text:s/>obs=60 exp=38.537 resid=3.45742</text:p>
      <text:p text:style-name="P15">1: 9.60872 <text:s/>(21,17) <text:s/>obs=7786 exp=8064.37 resid=-3.09979</text:p>
      <text:p text:style-name="P15">2: 8.07167 <text:s/>(5,6) <text:s/>obs=189 exp=153.77 resid=2.84107</text:p>
      <text:p text:style-name="P15">3: 6.01545 <text:s/>(7,8) <text:s/>obs=2823 exp=2695.66 resid=2.45264</text:p>
      <text:p text:style-name="P15">4: 5.66557 <text:s/>(22,17) <text:s/>obs=4176 exp=4024.99 resid=2.38025</text:p>
      <text:p text:style-name="P15">5: 5.6287 <text:s/>(12,9) <text:s/>obs=27390 exp=27000.2 resid=2.37249</text:p>
      <text:p text:style-name="P15">6: 5.56309 <text:s/>(21,15) <text:s/>obs=11088 exp=10842.4 resid=2.35862</text:p>
      <text:p text:style-name="P15">7: 5.1403 <text:s/>(21,9) <text:s/>obs=4184 exp=4333.25 resid=-2.26722</text:p>
      <text:p text:style-name="P15">8: 4.68639 <text:s/>(4,24) <text:s/>obs=8 exp=3.78715 resid=2.16481</text:p>
      <text:p text:style-name="P15">9: 4.61414 <text:s/>(19,21) <text:s/>obs=4184 exp=4325.27 resid=-2.14806</text:p>
      <text:p text:style-name="P15">10: 4.38124 <text:s/>(10,8) <text:s/>obs=10508 exp=10724.8 resid=-2.09314</text:p>
      <text:p text:style-name="P15">11: 4.28164 <text:s/>(20,5) <text:s/>obs=587 exp=538.962 resid=2.06921</text:p>
      <text:p text:style-name="P15">12: 4.24079 <text:s/>(18,4) <text:s/>obs=268 exp=303.899 resid=-2.05932</text:p>
      <text:p text:style-name="P15">13: 4.04776 <text:s/>(8,11) <text:s/>obs=14190 exp=13952.4 resid=2.01191</text:p>
      <text:p text:style-name="P15">14: 3.9422 <text:s/>(16,5) <text:s/>obs=1834 exp=1921.02 resid=-1.9855</text:p>
      <text:p text:style-name="P15">15: 3.88399 <text:s/>(17,4) <text:s/>obs=356 exp=395.177 resid=-1.97079</text:p>
      <text:p text:style-name="P15">16: 3.65921 <text:s/>(18,14) <text:s/>obs=45513 exp=45106.7 resid=1.91291</text:p>
      <text:p text:style-name="P15">17: 3.62687 <text:s/>(13,13) <text:s/>obs=76092 exp=75568.5 resid=1.90443</text:p>
      <text:p text:style-name="P15">18: 3.61059 <text:s/>(10,15) <text:s/>obs=42779 exp=43173.8 resid=-1.90015</text:p>
      <text:p text:style-name="P15">19: 3.60752 <text:s/>(22,12) <text:s/>obs=4700 exp=4832.03 resid=-1.89935</text:p>
      <text:p text:style-name="P15"/>
      <text:p text:style-name="P15">Results for 5 dice:</text:p>
      <text:p text:style-name="P15">Number of times each number was rolled:</text:p>
      <text:p text:style-name="P15">1: 6479348</text:p>
      <text:p text:style-name="P15">2: 6482753</text:p>
      <text:p text:style-name="P15">3: 6478801</text:p>
      <text:p text:style-name="P15">4: 6477983</text:p>
      <text:p text:style-name="P15">5: 6481762</text:p>
      <text:p text:style-name="P15"><text:soft-page-break/>6: 6479353</text:p>
      <text:p text:style-name="P15"/>
      <text:p text:style-name="P15">Critical value (df=5, alpha=0.05): 11.07</text:p>
      <text:p text:style-name="P15"/>
      <text:p text:style-name="P15">Result: 2.62859 Pass</text:p>
      <text:p text:style-name="P15"/>
      <text:p text:style-name="P15">Sum distribution:</text:p>
      <text:p text:style-name="P15">5: 1060</text:p>
      <text:p text:style-name="P15">6: 4948</text:p>
      <text:p text:style-name="P15">7: 14989</text:p>
      <text:p text:style-name="P15">8: 34967</text:p>
      <text:p text:style-name="P15">9: 70108</text:p>
      <text:p text:style-name="P15">10: 126174</text:p>
      <text:p text:style-name="P15">11: 204113</text:p>
      <text:p text:style-name="P15">12: 305431</text:p>
      <text:p text:style-name="P15">13: 420579</text:p>
      <text:p text:style-name="P15">14: 538996</text:p>
      <text:p text:style-name="P15">15: 651972</text:p>
      <text:p text:style-name="P15">16: 734553</text:p>
      <text:p text:style-name="P15">17: 779812</text:p>
      <text:p text:style-name="P15">18: 779783</text:p>
      <text:p text:style-name="P15">19: 735995</text:p>
      <text:p text:style-name="P15">20: 651279</text:p>
      <text:p text:style-name="P15">21: 540178</text:p>
      <text:p text:style-name="P15">22: 419091</text:p>
      <text:p text:style-name="P15">23: 305413</text:p>
      <text:p text:style-name="P15">24: 204919</text:p>
      <text:p text:style-name="P15">25: 125878</text:p>
      <text:p text:style-name="P15">26: 69889</text:p>
      <text:p text:style-name="P15">27: 34769</text:p>
      <text:p text:style-name="P15">28: 15079</text:p>
      <text:p text:style-name="P15">29: 5023</text:p>
      <text:p text:style-name="P15">30: 1002</text:p>
      <text:p text:style-name="P15"/>
      <text:p text:style-name="P15">Critical value (df=25, alpha=0.05): 41.64</text:p>
      <text:p text:style-name="P15"/>
      <text:p text:style-name="P15">Result: 19.956 Pass</text:p>
      <text:p text:style-name="P15"/>
      <text:p text:style-name="P15">Horizontal Transition Counts (for independence test):</text:p>
      <text:p text:style-name="P15"><text:s text:c="14"/>0 <text:s text:c="5"/>1 <text:s text:c="5"/>2 <text:s text:c="5"/>3 <text:s text:c="5"/>4 <text:s text:c="5"/>5</text:p>
      <text:p text:style-name="P15"><text:s text:c="6"/>0 |108024010818031078448107857910807341079544</text:p>
      <text:p text:style-name="P15"><text:s text:c="6"/>1 |107961210813791080669108060410807001079788</text:p>
      <text:p text:style-name="P15"><text:s text:c="6"/>2 |107890810799091080000108018410798561079943</text:p>
      <text:p text:style-name="P15"><text:s text:c="6"/>3 |108014110805141079200107822510793391080564</text:p>
      <text:p text:style-name="P15"><text:s text:c="6"/>4 |108081910795881080817108094710796631079927</text:p>
      <text:p text:style-name="P15"><text:s text:c="6"/>5 |107962610795581079667107944310814701079587</text:p>
      <text:p text:style-name="P15"/>
      <text:p text:style-name="P15">Critical value (df=25, alpha=0.05): 37.65</text:p>
      <text:p text:style-name="P15"/>
      <text:p text:style-name="P15">Result: 16.58 Pass</text:p>
      <text:p text:style-name="P15"/>
      <text:p text:style-name="P15"><text:soft-page-break/>Vertical Transition Counts (for independence test):</text:p>
      <text:p text:style-name="P15"><text:s text:c="14"/>0 <text:s text:c="5"/>1 <text:s text:c="5"/>2 <text:s text:c="5"/>3 <text:s text:c="5"/>4 <text:s text:c="5"/>5</text:p>
      <text:p text:style-name="P15"><text:s text:c="6"/>0 |107953610809391079502107970010802231079448</text:p>
      <text:p text:style-name="P15"><text:s text:c="6"/>1 |108127210801651080010108063110805691080106</text:p>
      <text:p text:style-name="P15"><text:s text:c="6"/>2 |107902910789211080147107988110810741079749</text:p>
      <text:p text:style-name="P15"><text:s text:c="6"/>3 |107959410793341080370107869910798491080137</text:p>
      <text:p text:style-name="P15"><text:s text:c="6"/>4 |107931010825121079394107961610796351081295</text:p>
      <text:p text:style-name="P15"><text:s text:c="6"/>5 |108060710808821079378107945610804121078618</text:p>
      <text:p text:style-name="P15"/>
      <text:p text:style-name="P15">Critical value (df=25, alpha=0.05): 37.65</text:p>
      <text:p text:style-name="P15"/>
      <text:p text:style-name="P15">Result: 16.0609 Pass</text:p>
      <text:p text:style-name="P15"/>
      <text:p text:style-name="P15">Sum Transition Counts (for independence test):</text:p>
      <text:p text:style-name="P15"><text:s text:c="14"/>5 <text:s text:c="5"/>6 <text:s text:c="5"/>7 <text:s text:c="5"/>8 <text:s text:c="5"/>9 <text:s text:c="4"/>10 <text:s text:c="4"/>11 <text:s text:c="4"/>12 <text:s text:c="4"/>13 <text:s text:c="4"/>14 <text:s text:c="4"/>15 <text:s text:c="4"/>16 <text:s text:c="4"/>17 <text:s text:c="4"/>18 <text:s text:c="4"/>19 <text:s text:c="4"/>20 <text:s text:c="4"/>21 <text:s text:c="4"/>22 <text:s text:c="4"/>23 <text:s text:c="4"/>24 <text:s text:c="4"/>25 <text:s text:c="4"/>26 <text:s text:c="4"/>27 <text:s text:c="4"/>28 <text:s text:c="4"/>29 <text:s text:c="4"/>30</text:p>
      <text:p text:style-name="P15"><text:s text:c="6"/>5 | <text:s text:c="5"/>0 <text:s text:c="5"/>1 <text:s text:c="5"/>3 <text:s text:c="5"/>3 <text:s text:c="5"/>7 <text:s text:c="4"/>18 <text:s text:c="4"/>40 <text:s text:c="4"/>41 <text:s text:c="4"/>59 <text:s text:c="4"/>86 <text:s text:c="3"/>107 <text:s text:c="3"/>101 <text:s text:c="4"/>92 <text:s text:c="3"/>103 <text:s text:c="3"/>102 <text:s text:c="4"/>75 <text:s text:c="4"/>75 <text:s text:c="4"/>48 <text:s text:c="4"/>35 <text:s text:c="4"/>35 <text:s text:c="4"/>12 <text:s text:c="4"/>10 <text:s text:c="5"/>3 <text:s text:c="5"/>3 <text:s text:c="5"/>1 <text:s text:c="5"/>0</text:p>
      <text:p text:style-name="P15"><text:s text:c="6"/>6 | <text:s text:c="5"/>0 <text:s text:c="5"/>5 <text:s text:c="5"/>9 <text:s text:c="4"/>24 <text:s text:c="4"/>39 <text:s text:c="4"/>73 <text:s text:c="3"/>134 <text:s text:c="3"/>224 <text:s text:c="3"/>277 <text:s text:c="3"/>324 <text:s text:c="3"/>376 <text:s text:c="3"/>473 <text:s text:c="3"/>458 <text:s text:c="3"/>526 <text:s text:c="3"/>448 <text:s text:c="3"/>440 <text:s text:c="3"/>362 <text:s text:c="3"/>250 <text:s text:c="3"/>197 <text:s text:c="3"/>127 <text:s text:c="3"/>103 <text:s text:c="4"/>43 <text:s text:c="4"/>22 <text:s text:c="4"/>10 <text:s text:c="5"/>0 <text:s text:c="5"/>4</text:p>
      <text:p text:style-name="P15"><text:s text:c="6"/>7 | <text:s text:c="5"/>4 <text:s text:c="4"/>16 <text:s text:c="4"/>21 <text:s text:c="4"/>61 <text:s text:c="3"/>143 <text:s text:c="3"/>237 <text:s text:c="3"/>408 <text:s text:c="3"/>584 <text:s text:c="3"/>848 <text:s text:c="2"/>1005 <text:s text:c="2"/>1260 <text:s text:c="2"/>1423 <text:s text:c="2"/>1570 <text:s text:c="2"/>1542 <text:s text:c="2"/>1397 <text:s text:c="2"/>1220 <text:s text:c="2"/>1014 <text:s text:c="3"/>805 <text:s text:c="3"/>603 <text:s text:c="3"/>371 <text:s text:c="3"/>232 <text:s text:c="3"/>138 <text:s text:c="4"/>58 <text:s text:c="4"/>20 <text:s text:c="5"/>8 <text:s text:c="5"/>1</text:p>
      <text:p text:style-name="P15"><text:s text:c="6"/>8 | <text:s text:c="5"/>4 <text:s text:c="4"/>25 <text:s text:c="4"/>64 <text:s text:c="3"/>167 <text:s text:c="3"/>330 <text:s text:c="3"/>571 <text:s text:c="3"/>938 <text:s text:c="2"/>1393 <text:s text:c="2"/>1903 <text:s text:c="2"/>2406 <text:s text:c="2"/>2889 <text:s text:c="2"/>3341 <text:s text:c="2"/>3555 <text:s text:c="2"/>3482 <text:s text:c="2"/>3242 <text:s text:c="2"/>2939 <text:s text:c="2"/>2425 <text:s text:c="2"/>1884 <text:s text:c="2"/>1382 <text:s text:c="3"/>899 <text:s text:c="3"/>556 <text:s text:c="3"/>307 <text:s text:c="3"/>167 <text:s text:c="4"/>74 <text:s text:c="4"/>18 <text:s text:c="5"/>6</text:p>
      <text:p text:style-name="P15"><text:s text:c="6"/>9 | <text:s text:c="4"/>11 <text:s text:c="4"/>45 <text:s text:c="3"/>126 <text:s text:c="3"/>299 <text:s text:c="3"/>626 <text:s text:c="2"/>1091 <text:s text:c="2"/>1816 <text:s text:c="2"/>2737 <text:s text:c="2"/>3857 <text:s text:c="2"/>4723 <text:s text:c="2"/>6017 <text:s text:c="2"/>6577 <text:s text:c="2"/>7028 <text:s text:c="2"/>7071 <text:s text:c="2"/>6716 <text:s text:c="2"/>5853 <text:s text:c="2"/>4801 <text:s text:c="2"/>3817 <text:s text:c="2"/>2723 <text:s text:c="2"/>1880 <text:s text:c="2"/>1148 <text:s text:c="3"/>642 <text:s text:c="3"/>319 <text:s text:c="3"/>133 <text:s text:c="4"/>42 <text:s text:c="4"/>10</text:p>
      <text:p text:style-name="P15"><text:s text:c="5"/>10 | <text:s text:c="4"/>17 <text:s text:c="4"/>79 <text:s text:c="3"/>228 <text:s text:c="3"/>578 <text:s text:c="2"/>1167 <text:s text:c="2"/>2017 <text:s text:c="2"/>3349 <text:s text:c="2"/>5018 <text:s text:c="2"/>6845 <text:s text:c="2"/>8745 <text:s/>10707 <text:s/>11910 <text:s/>12631 <text:s/>12644 <text:s/>11934 <text:s/>10589 <text:s text:c="2"/>8779 <text:s text:c="2"/>6724 <text:s text:c="2"/>5051 <text:s text:c="2"/>3218 <text:s text:c="2"/>2019 <text:s text:c="2"/>1091 <text:s text:c="3"/>515 <text:s text:c="3"/>227 <text:s text:c="4"/>75 <text:s text:c="4"/>17</text:p>
      <text:p text:style-name="P15"><text:s text:c="5"/>11 | <text:s text:c="4"/>28 <text:s text:c="3"/>122 <text:s text:c="3"/>362 <text:s text:c="3"/>929 <text:s text:c="2"/>1846 <text:s text:c="2"/>3224 <text:s text:c="2"/>5379 <text:s text:c="2"/>8017 <text:s/>11099 <text:s/>14120 <text:s/>17117 <text:s/>19202 <text:s/>20571 <text:s/>20663 <text:s/>19382 <text:s/>17228 <text:s/>14070 <text:s/>10987 <text:s text:c="2"/>8038 <text:s text:c="2"/>5314 <text:s text:c="2"/>3157 <text:s text:c="2"/>1842 <text:s text:c="3"/>881 <text:s text:c="3"/>358 <text:s text:c="3"/>148 <text:s text:c="4"/>29</text:p>
      <text:p text:style-name="P15"><text:s text:c="5"/>12 | <text:s text:c="4"/>41 <text:s text:c="3"/>201 <text:s text:c="3"/>586 <text:s text:c="2"/>1395 <text:s text:c="2"/>2728 <text:s text:c="2"/>5040 <text:s text:c="2"/>8007 <text:s/>12096 <text:s/>16684 <text:s/>21389 <text:s/>25402 <text:s/>28633 <text:s/>30532 <text:s/>30601 <text:s/>29122 <text:s/>25438 <text:s/>21379 <text:s/>16441 <text:s/>11998 <text:s text:c="2"/>7983 <text:s text:c="2"/>4828 <text:s text:c="2"/>2677 <text:s text:c="2"/>1352 <text:s text:c="3"/>631 <text:s text:c="3"/>220 <text:s text:c="4"/>27</text:p>
      <text:p text:style-name="P15"><text:s text:c="5"/>13 | <text:s text:c="4"/>51 <text:s text:c="3"/>276 <text:s text:c="3"/>846 <text:s text:c="2"/>1944 <text:s text:c="2"/>3766 <text:s text:c="2"/>6849 <text:s/>10896 <text:s/>16389 <text:s/>22923 <text:s/>29015 <text:s/>35305 <text:s/>39882 <text:s/>42024 <text:s/>42300 <text:s/>39577 <text:s/>35257 <text:s/>29387 <text:s/>22613 <text:s/>16719 <text:s/>11047 <text:s text:c="2"/>6687 <text:s text:c="2"/>3765 <text:s text:c="2"/>1890 <text:s text:c="3"/>854 <text:s text:c="3"/>251 <text:s text:c="4"/>66</text:p>
      <text:p text:style-name="P15"><text:s text:c="5"/>14 | <text:s text:c="4"/>80 <text:s text:c="3"/>336 <text:s text:c="2"/>1034 <text:s text:c="2"/>2409 <text:s text:c="2"/>4971 <text:s text:c="2"/>8715 <text:s/>14090 <text:s/>21039 <text:s/>28966 <text:s/>37251 <text:s/>44796 <text:s/>50933 <text:s/>54466 <text:s/>54144 <text:s/>51218 <text:s/>45281 <text:s/>37241 <text:s/>29165 <text:s/>21112 <text:s/>14242 <text:s text:c="2"/>8749 <text:s text:c="2"/>4839 <text:s text:c="2"/>2425 <text:s text:c="2"/>1052 <text:s text:c="3"/>374 <text:s text:c="4"/>68</text:p>
      <text:p text:style-name="P15"><text:s text:c="5"/>15 | <text:s text:c="4"/>90 <text:s text:c="3"/>413 <text:s text:c="2"/>1248 <text:s text:c="2"/>2887 <text:s text:c="2"/>5880 <text:s/>10459 <text:s/>17214 <text:s/>25737 <text:s/>35277 <text:s/>44954 <text:s/>55066 <text:s/>61633 <text:s/>65462 <text:s/>65026 <text:s/>61969 <text:s/>54471 <text:s/>45062 <text:s/>35397 <text:s/>25495 <text:s/>17078 <text:s/>10644 <text:s text:c="2"/>5883 <text:s text:c="2"/>2910 <text:s text:c="2"/>1224 <text:s text:c="3"/>410 <text:s text:c="4"/>83</text:p>
      <text:p text:style-name="P15"><text:s text:c="5"/>16 | <text:s text:c="3"/>105 <text:s text:c="3"/>470 <text:s text:c="2"/>1445 <text:s text:c="2"/>3199 <text:s text:c="2"/>6551 <text:s/>11887 <text:s/>19120 <text:s/>28888 <text:s/>39662 <text:s/>51094 <text:s/>61609 <text:s/>69360 <text:s/>73997 <text:s/>73851 <text:s/>69200 <text:s/>61384 <text:s/>51185 <text:s/>39788 <text:s/>28848 <text:s/>19204 <text:s/>11978 <text:s text:c="2"/>6510 <text:s text:c="2"/>3275 <text:s text:c="2"/>1400 <text:s text:c="3"/>458 <text:s text:c="4"/>85</text:p>
      <text:p text:style-name="P15"><text:soft-page-break/><text:s text:c="5"/>17 | <text:s text:c="3"/>103 <text:s text:c="3"/>502 <text:s text:c="2"/>1484 <text:s text:c="2"/>3582 <text:s text:c="2"/>7043 <text:s/>12898 <text:s/>20573 <text:s/>30664 <text:s/>42140 <text:s/>54290 <text:s/>65270 <text:s/>73491 <text:s/>77665 <text:s/>77771 <text:s/>73918 <text:s/>65142 <text:s/>54371 <text:s/>42142 <text:s/>30601 <text:s/>20671 <text:s/>12660 <text:s text:c="2"/>7161 <text:s text:c="2"/>3514 <text:s text:c="2"/>1543 <text:s text:c="3"/>508 <text:s text:c="3"/>105</text:p>
      <text:p text:style-name="P15"><text:s text:c="5"/>18 | <text:s text:c="3"/>105 <text:s text:c="3"/>480 <text:s text:c="2"/>1549 <text:s text:c="2"/>3569 <text:s text:c="2"/>7042 <text:s/>12722 <text:s/>20277 <text:s/>30597 <text:s/>41871 <text:s/>54109 <text:s/>65628 <text:s/>74225 <text:s/>78151 <text:s/>77617 <text:s/>73794 <text:s/>65507 <text:s/>54429 <text:s/>41897 <text:s/>30674 <text:s/>20501 <text:s/>12582 <text:s text:c="2"/>6957 <text:s text:c="2"/>3458 <text:s text:c="2"/>1469 <text:s text:c="3"/>456 <text:s text:c="3"/>117</text:p>
      <text:p text:style-name="P15"><text:s text:c="5"/>19 | <text:s text:c="4"/>97 <text:s text:c="3"/>445 <text:s text:c="2"/>1410 <text:s text:c="2"/>3171 <text:s text:c="2"/>6612 <text:s/>11907 <text:s/>19276 <text:s/>28663 <text:s/>39991 <text:s/>51147 <text:s/>61522 <text:s/>69549 <text:s/>73576 <text:s/>74046 <text:s/>69487 <text:s/>61989 <text:s/>51020 <text:s/>39748 <text:s/>28816 <text:s/>19731 <text:s/>11849 <text:s text:c="2"/>6609 <text:s text:c="2"/>3338 <text:s text:c="2"/>1410 <text:s text:c="3"/>488 <text:s text:c="4"/>98</text:p>
      <text:p text:style-name="P15"><text:s text:c="5"/>20 | <text:s text:c="4"/>88 <text:s text:c="3"/>384 <text:s text:c="2"/>1236 <text:s text:c="2"/>2925 <text:s text:c="2"/>5903 <text:s/>10530 <text:s/>17337 <text:s/>25785 <text:s/>35151 <text:s/>45123 <text:s/>54487 <text:s/>61145 <text:s/>65473 <text:s/>65472 <text:s/>61881 <text:s/>54379 <text:s/>45018 <text:s/>35112 <text:s/>25451 <text:s/>17180 <text:s/>10612 <text:s text:c="2"/>5858 <text:s text:c="2"/>2942 <text:s text:c="2"/>1290 <text:s text:c="3"/>442 <text:s text:c="4"/>75</text:p>
      <text:p text:style-name="P15"><text:s text:c="5"/>21 | <text:s text:c="4"/>65 <text:s text:c="3"/>378 <text:s text:c="2"/>1011 <text:s text:c="2"/>2470 <text:s text:c="2"/>4823 <text:s text:c="2"/>8826 <text:s/>14287 <text:s/>21199 <text:s/>29251 <text:s/>37354 <text:s/>45106 <text:s/>51125 <text:s/>53997 <text:s/>54140 <text:s/>51100 <text:s/>45404 <text:s/>37648 <text:s/>28904 <text:s/>21191 <text:s/>14151 <text:s text:c="2"/>8911 <text:s text:c="2"/>4889 <text:s text:c="2"/>2463 <text:s text:c="2"/>1058 <text:s text:c="3"/>356 <text:s text:c="4"/>71</text:p>
      <text:p text:style-name="P15"><text:s text:c="5"/>22 | <text:s text:c="4"/>56 <text:s text:c="3"/>244 <text:s text:c="3"/>790 <text:s text:c="2"/>1914 <text:s text:c="2"/>3710 <text:s text:c="2"/>6838 <text:s/>11065 <text:s/>16511 <text:s/>22562 <text:s/>29023 <text:s/>35290 <text:s/>39552 <text:s/>42076 <text:s/>42198 <text:s/>39741 <text:s/>35054 <text:s/>29219 <text:s/>22466 <text:s/>16302 <text:s/>10925 <text:s text:c="2"/>6804 <text:s text:c="2"/>3797 <text:s text:c="2"/>1810 <text:s text:c="3"/>836 <text:s text:c="3"/>251 <text:s text:c="4"/>56</text:p>
      <text:p text:style-name="P15"><text:s text:c="5"/>23 | <text:s text:c="4"/>42 <text:s text:c="3"/>218 <text:s text:c="3"/>595 <text:s text:c="2"/>1365 <text:s text:c="2"/>2807 <text:s text:c="2"/>4972 <text:s text:c="2"/>8123 <text:s/>11970 <text:s/>16633 <text:s/>21155 <text:s/>25636 <text:s/>28855 <text:s/>30669 <text:s/>30388 <text:s/>28726 <text:s/>25530 <text:s/>21191 <text:s/>16439 <text:s/>12088 <text:s text:c="2"/>8173 <text:s text:c="2"/>4851 <text:s text:c="2"/>2750 <text:s text:c="2"/>1380 <text:s text:c="3"/>605 <text:s text:c="3"/>214 <text:s text:c="4"/>38</text:p>
      <text:p text:style-name="P15"><text:s text:c="5"/>24 | <text:s text:c="4"/>29 <text:s text:c="3"/>133 <text:s text:c="3"/>389 <text:s text:c="3"/>907 <text:s text:c="2"/>1859 <text:s text:c="2"/>3341 <text:s text:c="2"/>5226 <text:s text:c="2"/>7992 <text:s/>10996 <text:s/>14256 <text:s/>17214 <text:s/>19424 <text:s/>20520 <text:s/>20711 <text:s/>19347 <text:s/>17054 <text:s/>14269 <text:s/>11033 <text:s text:c="2"/>8175 <text:s text:c="2"/>5471 <text:s text:c="2"/>3320 <text:s text:c="2"/>1796 <text:s text:c="3"/>917 <text:s text:c="3"/>391 <text:s text:c="3"/>129 <text:s text:c="4"/>20</text:p>
      <text:p text:style-name="P15"><text:s text:c="5"/>25 | <text:s text:c="4"/>22 <text:s text:c="4"/>87 <text:s text:c="3"/>275 <text:s text:c="3"/>618 <text:s text:c="2"/>1123 <text:s text:c="2"/>1988 <text:s text:c="2"/>3336 <text:s text:c="2"/>4931 <text:s text:c="2"/>6704 <text:s text:c="2"/>8839 <text:s/>10643 <text:s/>11893 <text:s/>12637 <text:s/>12766 <text:s/>11905 <text:s/>10439 <text:s text:c="2"/>8551 <text:s text:c="2"/>6691 <text:s text:c="2"/>4972 <text:s text:c="2"/>3354 <text:s text:c="2"/>2050 <text:s text:c="2"/>1165 <text:s text:c="3"/>550 <text:s text:c="3"/>249 <text:s text:c="4"/>79 <text:s text:c="4"/>11</text:p>
      <text:p text:style-name="P15"><text:s text:c="5"/>26 | <text:s text:c="4"/>16 <text:s text:c="4"/>45 <text:s text:c="3"/>151 <text:s text:c="3"/>293 <text:s text:c="3"/>621 <text:s text:c="2"/>1106 <text:s text:c="2"/>1766 <text:s text:c="2"/>2774 <text:s text:c="2"/>3859 <text:s text:c="2"/>4782 <text:s text:c="2"/>5796 <text:s text:c="2"/>6505 <text:s text:c="2"/>7108 <text:s text:c="2"/>7092 <text:s text:c="2"/>6481 <text:s text:c="2"/>5995 <text:s text:c="2"/>4770 <text:s text:c="2"/>3772 <text:s text:c="2"/>2795 <text:s text:c="2"/>1838 <text:s text:c="2"/>1162 <text:s text:c="3"/>651 <text:s text:c="3"/>327 <text:s text:c="3"/>124 <text:s text:c="4"/>54 <text:s text:c="5"/>6</text:p>
      <text:p text:style-name="P15"><text:s text:c="5"/>27 | <text:s text:c="5"/>5 <text:s text:c="4"/>32 <text:s text:c="4"/>77 <text:s text:c="3"/>148 <text:s text:c="3"/>327 <text:s text:c="3"/>551 <text:s text:c="3"/>900 <text:s text:c="2"/>1318 <text:s text:c="2"/>1886 <text:s text:c="2"/>2353 <text:s text:c="2"/>2934 <text:s text:c="2"/>3354 <text:s text:c="2"/>3524 <text:s text:c="2"/>3472 <text:s text:c="2"/>3282 <text:s text:c="2"/>2810 <text:s text:c="2"/>2422 <text:s text:c="2"/>1866 <text:s text:c="2"/>1358 <text:s text:c="3"/>959 <text:s text:c="3"/>599 <text:s text:c="3"/>326 <text:s text:c="3"/>172 <text:s text:c="4"/>66 <text:s text:c="4"/>26 <text:s text:c="5"/>2</text:p>
      <text:p text:style-name="P15"><text:s text:c="5"/>28 | <text:s text:c="5"/>1 <text:s text:c="5"/>8 <text:s text:c="4"/>37 <text:s text:c="4"/>73 <text:s text:c="3"/>133 <text:s text:c="3"/>222 <text:s text:c="3"/>392 <text:s text:c="3"/>615 <text:s text:c="3"/>790 <text:s text:c="2"/>1034 <text:s text:c="2"/>1290 <text:s text:c="2"/>1415 <text:s text:c="2"/>1453 <text:s text:c="2"/>1570 <text:s text:c="2"/>1450 <text:s text:c="2"/>1295 <text:s text:c="2"/>1069 <text:s text:c="3"/>773 <text:s text:c="3"/>577 <text:s text:c="3"/>390 <text:s text:c="3"/>254 <text:s text:c="3"/>130 <text:s text:c="4"/>54 <text:s text:c="4"/>36 <text:s text:c="4"/>12 <text:s text:c="5"/>6</text:p>
      <text:p text:style-name="P15"><text:s text:c="5"/>29 | <text:s text:c="5"/>0 <text:s text:c="5"/>2 <text:s text:c="4"/>12 <text:s text:c="4"/>33 <text:s text:c="4"/>36 <text:s text:c="4"/>73 <text:s text:c="3"/>134 <text:s text:c="3"/>210 <text:s text:c="3"/>284 <text:s text:c="3"/>346 <text:s text:c="3"/>422 <text:s text:c="3"/>473 <text:s text:c="3"/>485 <text:s text:c="3"/>491 <text:s text:c="3"/>473 <text:s text:c="3"/>422 <text:s text:c="3"/>363 <text:s text:c="3"/>269 <text:s text:c="3"/>172 <text:s text:c="3"/>151 <text:s text:c="4"/>89 <text:s text:c="4"/>43 <text:s text:c="4"/>22 <text:s text:c="4"/>15 <text:s text:c="5"/>2 <text:s text:c="5"/>1</text:p>
      <text:p text:style-name="P15"><text:s text:c="5"/>30 | <text:s text:c="5"/>0 <text:s text:c="5"/>1 <text:s text:c="5"/>1 <text:s text:c="5"/>4 <text:s text:c="4"/>15 <text:s text:c="4"/>18 <text:s text:c="4"/>30 <text:s text:c="4"/>39 <text:s text:c="4"/>61 <text:s text:c="4"/>73 <text:s text:c="4"/>83 <text:s text:c="4"/>79 <text:s text:c="4"/>92 <text:s text:c="4"/>96 <text:s text:c="3"/>103 <text:s text:c="4"/>84 <text:s text:c="4"/>58 <text:s text:c="4"/>60 <text:s text:c="4"/>40 <text:s text:c="4"/>26 <text:s text:c="4"/>22 <text:s text:c="4"/>10 <text:s text:c="5"/>5 <text:s text:c="5"/>1 <text:s text:c="5"/>1 <text:s text:c="5"/>0</text:p>
      <text:p text:style-name="P15"/>
      <text:p text:style-name="P15">Critical value (df=625, alpha=0.01): 486.36</text:p>
      <text:p text:style-name="P15"/>
      <text:p text:style-name="P15">Result: 589.15 Fail</text:p>
      <text:p text:style-name="P15">Lag-1 autocorrelation of sums: 0.000374124</text:p>
      <text:p text:style-name="P15">Permutation empirical p-value for chi-square: 1</text:p>
      <text:p text:style-name="P15"/>
      <text:p text:style-name="P15">Top 20 cell contributions (contrib, row(prevSum), col(currSum), obs, exp, resid):</text:p>
      <text:p text:style-name="P15">0: 17.7321 <text:s/>(6,30) <text:s/>obs=4 exp=0.63759 resid=4.21095</text:p>
      <text:p text:style-name="P15">1: 8.47062 <text:s/>(28,30) <text:s/>obs=6 exp=1.94305 resid=2.91043</text:p>
      <text:p text:style-name="P15"><text:soft-page-break/>2: 6.55633 <text:s/>(11,25) <text:s/>obs=3157 exp=3304.18 resid=-2.56053</text:p>
      <text:p text:style-name="P15">3: 6.54805 <text:s/>(6,25) <text:s/>obs=103 exp=80.0983 resid=2.55892</text:p>
      <text:p text:style-name="P15">4: 5.80527 <text:s/>(19,8) <text:s/>obs=3171 exp=3309.61 resid=-2.40941</text:p>
      <text:p text:style-name="P15">5: 5.80355 <text:s/>(19,24) <text:s/>obs=19731 exp=19395.5 resid=2.40906</text:p>
      <text:p text:style-name="P15">6: 5.32826 <text:s/>(5,11) <text:s/>obs=40 exp=27.824 resid=2.3083</text:p>
      <text:p text:style-name="P15">7: 4.80017 <text:s/>(29,8) <text:s/>obs=33 exp=22.5874 resid=2.19093</text:p>
      <text:p text:style-name="P15">8: 4.76848 <text:s/>(25,8) <text:s/>obs=618 exp=566.046 resid=2.18368</text:p>
      <text:p text:style-name="P15">9: 4.73637 <text:s/>(17,10) <text:s/>obs=12898 exp=12653.2 resid=2.17632</text:p>
      <text:p text:style-name="P15">10: 4.5231 <text:s/>(6,12) <text:s/>obs=224 exp=194.351 resid=2.12676</text:p>
      <text:p text:style-name="P15">11: 4.51899 <text:s/>(18,29) <text:s/>obs=456 exp=503.71 resid=-2.12579</text:p>
      <text:p text:style-name="P15">12: 4.40846 <text:s/>(27,6) <text:s/>obs=32 exp=22.1241 resid=2.09963</text:p>
      <text:p text:style-name="P15">13: 4.39791 <text:s/>(26,5) <text:s/>obs=16 exp=9.52705 resid=2.09712</text:p>
      <text:p text:style-name="P15">14: 4.37845 <text:s/>(7,6) <text:s/>obs=16 exp=9.53775 resid=2.09248</text:p>
      <text:p text:style-name="P15">15: 4.34856 <text:s/>(24,11) <text:s/>obs=5226 exp=5378.94 resid=-2.08532</text:p>
      <text:p text:style-name="P15">16: 4.31511 <text:s/>(25,7) <text:s/>obs=275 exp=242.642 resid=2.07729</text:p>
      <text:p text:style-name="P15">17: 4.31032 <text:s/>(18,16) <text:s/>obs=74225 exp=73661.5 resid=2.07613</text:p>
      <text:p text:style-name="P15">18: 4.30525 <text:s/>(18,18) <text:s/>obs=77617 exp=78197.2 resid=-2.07491</text:p>
      <text:p text:style-name="P15">19: 4.2845 <text:s/>(10,27) <text:s/>obs=515 exp=564.165 resid=-2.0699</text:p>
      <text:p text:style-name="P13"/>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ce style:name="Wingdings" svg:font-family="Wingdings"/>
    <style:font-face style:name="Courier New" svg:font-family="'Courier New'" style:font-family-generic="modern" style:font-pitch="fixed"/>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roman" style:font-pitch="variable"/>
    <style:font-face style:name="Times New Roman" svg:font-family="'Times New Roman'" style:font-family-generic="roman" style:font-pitch="variable"/>
    <style:font-face style:name="Arimo" svg:font-family="Arimo" style:font-family-generic="swiss" style:font-pitch="variable"/>
    <style:font-face style:name="Aptos1" svg:font-family="Aptos"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margin-top="0in" fo:margin-bottom="0.111in" fo:line-height="115%" fo:hyphenation-ladder-count="no-limit" style:text-autospace="ideograph-alpha" style:punctuation-wrap="hanging" style:line-break="strict" style:tab-stop-distance="0.5in" style:writing-mode="page"/>
      <style:text-properties style:use-window-font-color="true" style:font-name="Aptos" fo:font-size="12pt" fo:language="en" fo:country="US" style:letter-kerning="true" style:font-name-asian="DejaVu Sans" style:font-size-asian="12pt" style:language-asian="en" style:country-asian="US" style:font-name-complex="Aptos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25in" fo:margin-bottom="0.0555in" fo:keep-together="always" fo:keep-with-next="always"/>
      <style:text-properties fo:color="#0f4761" style:font-name="Aptos Display"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111in" fo:margin-bottom="0.0555in" fo:keep-together="always" fo:keep-with-next="always"/>
      <style:text-properties fo:color="#0f4761" style:font-name="Aptos Display"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111in" fo:margin-bottom="0.0555in" fo:keep-together="always" fo:keep-with-next="always"/>
      <style:text-properties fo:color="#0f4761"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0555in" fo:margin-bottom="0.028in" fo:keep-together="always" fo:keep-with-next="always"/>
      <style:text-properties fo:color="#0f4761" fo:font-style="italic"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555in" fo:margin-bottom="0.028in" fo:keep-together="always" fo:keep-with-next="always"/>
      <style:text-properties fo:color="#0f4761"/>
    </style:style>
    <style:style style:name="Heading_20_6" style:display-name="Heading 6" style:family="paragraph" style:parent-style-name="Standard" style:next-style-name="Text_20_body" style:default-outline-level="6" style:list-style-name="Outline" style:class="text">
      <style:paragraph-properties fo:margin-top="0.028in" fo:margin-bottom="0in" fo:keep-together="always" fo:keep-with-next="always"/>
      <style:text-properties fo:color="#595959"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28in" fo:margin-bottom="0in" fo:keep-together="always" fo:keep-with-next="always"/>
      <style:text-properties fo:color="#595959"/>
    </style:style>
    <style:style style:name="Heading_20_8" style:display-name="Heading 8" style:family="paragraph" style:parent-style-name="Standard" style:next-style-name="Text_20_body" style:default-outline-level="8" style:list-style-name="Outline" style:class="text">
      <style:paragraph-properties fo:margin-top="0in" fo:margin-bottom="0in" fo:keep-together="always" fo:keep-with-next="always"/>
      <style:text-properties fo:color="#272727" fo:font-style="italic" style:font-style-asian="italic"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in" fo:margin-bottom="0in" fo:keep-together="always" fo:keep-with-next="always"/>
      <style:text-properties fo:color="#272727"/>
    </style:style>
    <style:style style:name="Title" style:family="paragraph" style:parent-style-name="Standard" style:next-style-name="Subtitle" style:default-outline-level="" style:list-style-name="" style:class="chapter">
      <style:paragraph-properties fo:margin-top="0in" fo:margin-bottom="0.0555in" fo:line-height="100%" fo:text-align="start" style:justify-single-word="false"/>
      <style:text-properties style:font-name="Aptos Display" fo:font-size="28pt" fo:letter-spacing="-0.0071in" fo:font-weight="bold" style:letter-kerning="true" style:font-size-asian="28pt" style:font-weight-asian="bold" style:font-size-complex="28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95959" fo:font-size="14pt" fo:letter-spacing="0.0102in" fo:font-style="italic" style:font-size-asian="14pt" style:font-style-asian="italic" style:font-size-complex="14pt" style:font-style-complex="italic"/>
    </style:style>
    <style:style style:name="Quote" style:family="paragraph" style:parent-style-name="Standard" style:default-outline-level="" style:list-style-name="">
      <style:paragraph-properties fo:margin-top="0.111in" fo:margin-bottom="0.111in"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Intense_20_Quote" style:display-name="Intense Quote" style:family="paragraph" style:parent-style-name="Standard" style:default-outline-level="" style:list-style-name="">
      <style:paragraph-properties fo:margin-left="0.6in" fo:margin-right="0.6in" fo:margin-top="0.25in" fo:margin-bottom="0.25in" fo:text-align="center" style:justify-single-word="false" fo:text-indent="0in" style:auto-text-indent="false" fo:padding-left="0in" fo:padding-right="0in" fo:padding-top="0.139in" fo:padding-bottom="0.139in" fo:border-left="none" fo:border-right="none" fo:border-top="0.0071in solid #0f4761" fo:border-bottom="0.0071in solid #0f4761"/>
      <style:text-properties fo:color="#0f4761" fo:font-style="italic" style:font-style-asian="italic" style:font-style-complex="italic"/>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style:letter-kerning="true" style:font-name-asian="Times New Roman1" style:font-name-complex="Times New Roman1"/>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style:font-name="Aptos Display" fo:font-size="20pt" style:font-size-asian="20pt" style:font-size-complex="20pt"/>
    </style:style>
    <style:style style:name="Heading_20_2_20_Char" style:display-name="Heading 2 Char" style:family="text" style:parent-style-name="Default_20_Paragraph_20_Font">
      <style:text-properties fo:color="#0f4761" style:font-name="Aptos Display" fo:font-size="16pt" style:font-size-asian="16pt" style:font-size-complex="16pt"/>
    </style:style>
    <style:style style:name="Heading_20_3_20_Char" style:display-name="Heading 3 Char" style:family="text" style:parent-style-name="Default_20_Paragraph_20_Font">
      <style:text-properties fo:color="#0f4761" fo:font-size="14pt" style:font-size-asian="14pt" style:font-size-complex="14pt"/>
    </style:style>
    <style:style style:name="Heading_20_4_20_Char" style:display-name="Heading 4 Char" style:family="text" style:parent-style-name="Default_20_Paragraph_20_Font">
      <style:text-properties fo:color="#0f4761" fo:font-style="italic" style:font-style-asian="italic" style:font-style-complex="italic"/>
    </style:style>
    <style:style style:name="Heading_20_5_20_Char" style:display-name="Heading 5 Char" style:family="text" style:parent-style-name="Default_20_Paragraph_20_Font">
      <style:text-properties fo:color="#0f4761"/>
    </style:style>
    <style:style style:name="Heading_20_6_20_Char" style:display-name="Heading 6 Char" style:family="text" style:parent-style-name="Default_20_Paragraph_20_Font">
      <style:text-properties fo:color="#595959" fo:font-style="italic" style:font-style-asian="italic" style:font-style-complex="italic"/>
    </style:style>
    <style:style style:name="Heading_20_7_20_Char" style:display-name="Heading 7 Char" style:family="text" style:parent-style-name="Default_20_Paragraph_20_Font">
      <style:text-properties fo:color="#595959"/>
    </style:style>
    <style:style style:name="Heading_20_8_20_Char" style:display-name="Heading 8 Char" style:family="text" style:parent-style-name="Default_20_Paragraph_20_Font">
      <style:text-properties fo:color="#272727" fo:font-style="italic" style:font-style-asian="italic" style:font-style-complex="italic"/>
    </style:style>
    <style:style style:name="Heading_20_9_20_Char" style:display-name="Heading 9 Char" style:family="text" style:parent-style-name="Default_20_Paragraph_20_Font">
      <style:text-properties fo:color="#272727"/>
    </style:style>
    <style:style style:name="Title_20_Char" style:display-name="Title Char" style:family="text" style:parent-style-name="Default_20_Paragraph_20_Font">
      <style:text-properties style:font-name="Aptos Display" fo:font-size="28pt" fo:letter-spacing="-0.0071in" style:letter-kerning="true" style:font-size-asian="28pt" style:font-size-complex="28pt"/>
    </style:style>
    <style:style style:name="Subtitle_20_Char" style:display-name="Subtitle Char" style:family="text" style:parent-style-name="Default_20_Paragraph_20_Font">
      <style:text-properties fo:color="#595959" fo:font-size="14pt" fo:letter-spacing="0.0102in" style:font-size-asian="14pt"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0f4761" fo:font-style="italic" style:font-style-asian="italic" style:font-style-complex="italic"/>
    </style:style>
    <style:style style:name="Intense_20_Quote_20_Char" style:display-name="Intense Quote Char" style:family="text" style:parent-style-name="Default_20_Paragraph_20_Font">
      <style:text-properties fo:color="#0f4761"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fo:letter-spacing="0.0035in" fo:font-weight="bold" style:font-weight-asian="bold" style:font-weight-complex="bold"/>
    </style:style>
    <style:style style:name="citation-70" style:family="text" style:parent-style-name="Default_20_Paragraph_20_Font"/>
    <style:style style:name="Placeholder_20_Text" style:display-name="Placeholder Text" style:family="text" style:parent-style-name="Default_20_Paragraph_20_Font">
      <style:text-properties fo:color="#666666"/>
    </style:style>
    <style:style style:name="mord" style:family="text" style:parent-style-name="Default_20_Paragraph_20_Font"/>
    <style:style style:name="mpunct" style:family="text" style:parent-style-name="Default_20_Paragraph_20_Font"/>
    <style:style style:name="citation-30"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alker, Brandon</meta:initial-creator>
    <dc:creator>Brandon Walker</dc:creator>
    <meta:editing-cycles>5</meta:editing-cycles>
    <meta:creation-date>2025-09-15T16:58:00</meta:creation-date>
    <dc:date>2025-09-19T01:17:50</dc:date>
    <meta:editing-duration>P1DT2H34M39S</meta:editing-duration>
    <meta:generator>OpenOffice/4.1.15$Unix OpenOffice.org_project/4115m2$Build-9813</meta:generator>
    <meta:document-statistic meta:table-count="0" meta:image-count="0" meta:object-count="0" meta:page-count="17" meta:paragraph-count="504" meta:word-count="5146" meta:character-count="341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